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ET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SET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SET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Setemb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689" calcext:value-type="float">
            <text:p>689 </text:p>
          </table:table-cell>
          <table:table-cell table:style-name="ce15" office:value-type="float" office:value="18184" calcext:value-type="float">
            <text:p>18.184 </text:p>
          </table:table-cell>
          <table:table-cell table:style-name="ce15" office:value-type="float" office:value="52724084" calcext:value-type="float">
            <text:p>52.724.084 </text:p>
          </table:table-cell>
          <table:table-cell table:style-name="ce15" office:value-type="float" office:value="37048" calcext:value-type="float">
            <text:p>37.048 </text:p>
          </table:table-cell>
          <table:table-cell table:style-name="ce15" office:value-type="float" office:value="77917623" calcext:value-type="float">
            <text:p>77.917.623 </text:p>
          </table:table-cell>
          <table:table-cell table:style-name="ce15" office:value-type="float" office:value="59856530" calcext:value-type="float">
            <text:p>59.856.530 </text:p>
          </table:table-cell>
          <table:table-cell table:style-name="ce15" office:value-type="float" office:value="3171788" calcext:value-type="float">
            <text:p>3.171.788 </text:p>
          </table:table-cell>
          <table:table-cell table:style-name="ce15" office:value-type="float" office:value="200532877" calcext:value-type="float">
            <text:p>200.532.877 </text:p>
          </table:table-cell>
          <table:table-cell table:style-name="ce15" office:value-type="float" office:value="26183969" calcext:value-type="float">
            <text:p>26.183.969 </text:p>
          </table:table-cell>
          <table:table-cell table:style-name="ce15" office:value-type="float" office:value="16725487" calcext:value-type="float">
            <text:p>16.725.487 </text:p>
          </table:table-cell>
          <table:table-cell table:style-name="ce15" office:value-type="float" office:value="78265397" calcext:value-type="float">
            <text:p>78.265.397 </text:p>
          </table:table-cell>
          <table:table-cell table:style-name="ce15" office:value-type="float" office:value="1082616" calcext:value-type="float">
            <text:p>1.082.616 </text:p>
          </table:table-cell>
          <table:table-cell table:style-name="ce15" office:value-type="float" office:value="1392222" calcext:value-type="float">
            <text:p>1.392.222 </text:p>
          </table:table-cell>
          <table:table-cell table:style-name="ce15" office:value-type="float" office:value="8895857" calcext:value-type="float">
            <text:p>8.895.857 </text:p>
          </table:table-cell>
          <table:table-cell table:style-name="ce15" office:value-type="float" office:value="9776082" calcext:value-type="float">
            <text:p>9.776.082 </text:p>
          </table:table-cell>
          <table:table-cell table:style-name="ce15" office:value-type="float" office:value="82700121" calcext:value-type="float">
            <text:p>82.700.121 </text:p>
          </table:table-cell>
          <table:table-cell table:style-name="ce15" office:value-type="float" office:value="71921" calcext:value-type="float">
            <text:p>71.921 </text:p>
          </table:table-cell>
          <table:table-cell table:style-name="ce15" office:value-type="float" office:value="267955828" calcext:value-type="float">
            <text:p>267.955.828 </text:p>
          </table:table-cell>
          <table:table-cell table:style-name="ce15" office:value-type="float" office:value="282505151" calcext:value-type="float">
            <text:p>282.505.151 </text:p>
          </table:table-cell>
          <table:table-cell table:style-name="ce15" office:value-type="float" office:value="598796" calcext:value-type="float">
            <text:p>598.796 </text:p>
          </table:table-cell>
          <table:table-cell table:style-name="ce15" office:value-type="float" office:value="15149" calcext:value-type="float">
            <text:p>15.149 </text:p>
          </table:table-cell>
          <table:table-cell table:style-name="ce15" office:value-type="float" office:value="33655" calcext:value-type="float">
            <text:p>33.655 </text:p>
          </table:table-cell>
          <table:table-cell table:style-name="ce15" office:value-type="float" office:value="116256485" calcext:value-type="float">
            <text:p>116.256.485 </text:p>
          </table:table-cell>
          <table:table-cell table:style-name="ce15" office:value-type="float" office:value="457862292" calcext:value-type="float">
            <text:p>457.862.292 </text:p>
          </table:table-cell>
          <table:table-cell table:style-name="ce15" office:value-type="float" office:value="427602" calcext:value-type="float">
            <text:p>427.602 </text:p>
          </table:table-cell>
          <table:table-cell table:style-name="ce15" office:value-type="float" office:value="1466563841" calcext:value-type="float">
            <text:p>1.466.563.841 </text:p>
          </table:table-cell>
          <table:table-cell table:style-name="ce15" office:value-type="float" office:value="102" calcext:value-type="float">
            <text:p>102 </text:p>
          </table:table-cell>
          <table:table-cell table:style-name="ce25" office:value-type="float" office:value="3211571396" calcext:value-type="float">
            <text:p>3.211.571.39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178" calcext:value-type="float">
            <text:p>1.178 </text:p>
          </table:table-cell>
          <table:table-cell table:style-name="ce15" office:value-type="float" office:value="-19" calcext:value-type="float">
            <text:p>(19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5" calcext:value-type="float">
            <text:p>75 </text:p>
          </table:table-cell>
          <table:table-cell table:style-name="ce15" office:value-type="float" office:value="-11" calcext:value-type="float">
            <text:p>(11)</text:p>
          </table:table-cell>
          <table:table-cell table:style-name="ce15" office:value-type="float" office:value="136" calcext:value-type="float">
            <text:p>136 </text:p>
          </table:table-cell>
          <table:table-cell table:style-name="ce15" office:value-type="float" office:value="-20797" calcext:value-type="float">
            <text:p>(20.797)</text:p>
          </table:table-cell>
          <table:table-cell table:style-name="ce15" office:value-type="float" office:value="20840" calcext:value-type="float">
            <text:p>20.840 </text:p>
          </table:table-cell>
          <table:table-cell table:style-name="ce15" office:value-type="float" office:value="90" calcext:value-type="float">
            <text:p>90 </text:p>
          </table:table-cell>
          <table:table-cell table:style-name="ce15" office:value-type="float" office:value="5445" calcext:value-type="float">
            <text:p>5.445 </text:p>
          </table:table-cell>
          <table:table-cell table:style-name="ce15" office:value-type="float" office:value="3020" calcext:value-type="float">
            <text:p>3.020 </text:p>
          </table:table-cell>
          <table:table-cell table:style-name="ce15" office:value-type="float" office:value="6457" calcext:value-type="float">
            <text:p>6.457 </text:p>
          </table:table-cell>
          <table:table-cell table:style-name="ce15" office:value-type="float" office:value="681866" calcext:value-type="float">
            <text:p>681.866 </text:p>
          </table:table-cell>
          <table:table-cell table:style-name="ce15" office:value-type="float" office:value="-96" calcext:value-type="float">
            <text:p>(96)</text:p>
          </table:table-cell>
          <table:table-cell table:style-name="ce15" office:value-type="float" office:value="14173" calcext:value-type="float">
            <text:p>14.173 </text:p>
          </table:table-cell>
          <table:table-cell table:style-name="ce15" office:value-type="float" office:value="158" calcext:value-type="float">
            <text:p>158 </text:p>
          </table:table-cell>
          <table:table-cell table:style-name="ce15" office:value-type="float" office:value="191735" calcext:value-type="float">
            <text:p>191.735 </text:p>
          </table:table-cell>
          <table:table-cell table:style-name="ce15" office:value-type="float" office:value="2690" calcext:value-type="float">
            <text:p>2.690 </text:p>
          </table:table-cell>
          <table:table-cell table:style-name="ce15" office:value-type="float" office:value="158" calcext:value-type="float">
            <text:p>158 </text:p>
          </table:table-cell>
          <table:table-cell table:style-name="ce15" office:value-type="float" office:value="1285" calcext:value-type="float">
            <text:p>1.285 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255101" calcext:value-type="float">
            <text:p>255.101 </text:p>
          </table:table-cell>
          <table:table-cell table:style-name="ce15" office:value-type="float" office:value="768967" calcext:value-type="float">
            <text:p>768.967 </text:p>
          </table:table-cell>
          <table:table-cell table:style-name="ce15" office:value-type="float" office:value="-123" calcext:value-type="float">
            <text:p>(123)</text:p>
          </table:table-cell>
          <table:table-cell table:style-name="ce15" office:value-type="float" office:value="1145084" calcext:value-type="float">
            <text:p>1.145.084 </text:p>
          </table:table-cell>
          <table:table-cell table:style-name="ce15" office:value-type="float" office:value="2116" calcext:value-type="float">
            <text:p>2.116 </text:p>
          </table:table-cell>
          <table:table-cell table:style-name="ce25" office:value-type="float" office:value="3079529" calcext:value-type="float">
            <text:p>3.079.52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22768" calcext:value-type="float">
            <text:p>22.768 </text:p>
          </table:table-cell>
          <table:table-cell table:style-name="ce15" office:value-type="float" office:value="1910309" calcext:value-type="float">
            <text:p>1.910.309 </text:p>
          </table:table-cell>
          <table:table-cell table:style-name="ce15" office:value-type="float" office:value="12278614" calcext:value-type="float">
            <text:p>12.278.614 </text:p>
          </table:table-cell>
          <table:table-cell table:style-name="ce15" office:value-type="float" office:value="394535" calcext:value-type="float">
            <text:p>394.535 </text:p>
          </table:table-cell>
          <table:table-cell table:style-name="ce15" office:value-type="float" office:value="128367908" calcext:value-type="float">
            <text:p>128.367.908 </text:p>
          </table:table-cell>
          <table:table-cell table:style-name="ce15" office:value-type="float" office:value="42449018" calcext:value-type="float">
            <text:p>42.449.018 </text:p>
          </table:table-cell>
          <table:table-cell table:style-name="ce15" office:value-type="float" office:value="5776629" calcext:value-type="float">
            <text:p>5.776.629 </text:p>
          </table:table-cell>
          <table:table-cell table:style-name="ce15" office:value-type="float" office:value="168319836" calcext:value-type="float">
            <text:p>168.319.836 </text:p>
          </table:table-cell>
          <table:table-cell table:style-name="ce15" office:value-type="float" office:value="45911434" calcext:value-type="float">
            <text:p>45.911.434 </text:p>
          </table:table-cell>
          <table:table-cell table:style-name="ce15" office:value-type="float" office:value="10304583" calcext:value-type="float">
            <text:p>10.304.583 </text:p>
          </table:table-cell>
          <table:table-cell table:style-name="ce15" office:value-type="float" office:value="490379187" calcext:value-type="float">
            <text:p>490.379.187 </text:p>
          </table:table-cell>
          <table:table-cell table:style-name="ce15" office:value-type="float" office:value="8067487" calcext:value-type="float">
            <text:p>8.067.487 </text:p>
          </table:table-cell>
          <table:table-cell table:style-name="ce15" office:value-type="float" office:value="10486439" calcext:value-type="float">
            <text:p>10.486.439 </text:p>
          </table:table-cell>
          <table:table-cell table:style-name="ce15" office:value-type="float" office:value="8596824" calcext:value-type="float">
            <text:p>8.596.824 </text:p>
          </table:table-cell>
          <table:table-cell table:style-name="ce15" office:value-type="float" office:value="4406070" calcext:value-type="float">
            <text:p>4.406.070 </text:p>
          </table:table-cell>
          <table:table-cell table:style-name="ce15" office:value-type="float" office:value="110226734" calcext:value-type="float">
            <text:p>110.226.734 </text:p>
          </table:table-cell>
          <table:table-cell table:style-name="ce15" office:value-type="float" office:value="4053078" calcext:value-type="float">
            <text:p>4.053.078 </text:p>
          </table:table-cell>
          <table:table-cell table:style-name="ce15" office:value-type="float" office:value="325246771" calcext:value-type="float">
            <text:p>325.246.771 </text:p>
          </table:table-cell>
          <table:table-cell table:style-name="ce15" office:value-type="float" office:value="275191586" calcext:value-type="float">
            <text:p>275.191.586 </text:p>
          </table:table-cell>
          <table:table-cell table:style-name="ce15" office:value-type="float" office:value="3646449" calcext:value-type="float">
            <text:p>3.646.449 </text:p>
          </table:table-cell>
          <table:table-cell table:style-name="ce15" office:value-type="float" office:value="2388362" calcext:value-type="float">
            <text:p>2.388.362 </text:p>
          </table:table-cell>
          <table:table-cell table:style-name="ce15" office:value-type="float" office:value="27123" calcext:value-type="float">
            <text:p>27.123 </text:p>
          </table:table-cell>
          <table:table-cell table:style-name="ce15" office:value-type="float" office:value="515372875" calcext:value-type="float">
            <text:p>515.372.875 </text:p>
          </table:table-cell>
          <table:table-cell table:style-name="ce15" office:value-type="float" office:value="371809816" calcext:value-type="float">
            <text:p>371.809.816 </text:p>
          </table:table-cell>
          <table:table-cell table:style-name="ce15" office:value-type="float" office:value="7488317" calcext:value-type="float">
            <text:p>7.488.317 </text:p>
          </table:table-cell>
          <table:table-cell table:style-name="ce15" office:value-type="float" office:value="1690438249" calcext:value-type="float">
            <text:p>1.690.438.249 </text:p>
          </table:table-cell>
          <table:table-cell table:style-name="ce15" office:value-type="float" office:value="1304443" calcext:value-type="float">
            <text:p>1.304.443 </text:p>
          </table:table-cell>
          <table:table-cell table:style-name="ce25" office:value-type="float" office:value="4244865444" calcext:value-type="float">
            <text:p>4.244.865.44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0" calcext:value-type="float">
            <text:p>10 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150491" calcext:value-type="float">
            <text:p>150.49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1" calcext:value-type="float">
            <text:p>81 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8783" calcext:value-type="float">
            <text:p>28.78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38581878" calcext:value-type="float">
            <text:p>238.581.878 </text:p>
          </table:table-cell>
          <table:table-cell table:style-name="ce15" office:value-type="float" office:value="3135" calcext:value-type="float">
            <text:p>3.135 </text:p>
          </table:table-cell>
          <table:table-cell table:number-columns-repeated="5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551" calcext:value-type="float">
            <text:p>1.551 </text:p>
          </table:table-cell>
          <table:table-cell table:number-columns-repeated="4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02607408" calcext:value-type="float">
            <text:p>202.607.408 </text:p>
          </table:table-cell>
          <table:table-cell table:style-name="ce15" office:value-type="float" office:value="52081" calcext:value-type="float">
            <text:p>52.081 </text:p>
          </table:table-cell>
          <table:table-cell table:style-name="ce15" office:value-type="float" office:value="162791" calcext:value-type="float">
            <text:p>162.791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441588209" calcext:value-type="float">
            <text:p>441.588.20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8121" calcext:value-type="float">
            <text:p>88.121 </text:p>
          </table:table-cell>
          <table:table-cell table:style-name="ce15" office:value-type="float" office:value="2225835" calcext:value-type="float">
            <text:p>2.225.835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2216560" calcext:value-type="float">
            <text:p>12.216.560 </text:p>
          </table:table-cell>
          <table:table-cell table:style-name="ce15" office:value-type="float" office:value="10947524" calcext:value-type="float">
            <text:p>10.947.524 </text:p>
          </table:table-cell>
          <table:table-cell table:style-name="ce15" office:value-type="float" office:value="582313" calcext:value-type="float">
            <text:p>582.313 </text:p>
          </table:table-cell>
          <table:table-cell table:style-name="ce15" office:value-type="float" office:value="271119" calcext:value-type="float">
            <text:p>271.119 </text:p>
          </table:table-cell>
          <table:table-cell table:style-name="ce15" office:value-type="float" office:value="6060943" calcext:value-type="float">
            <text:p>6.060.943 </text:p>
          </table:table-cell>
          <table:table-cell table:style-name="ce15" office:value-type="float" office:value="7472038" calcext:value-type="float">
            <text:p>7.472.038 </text:p>
          </table:table-cell>
          <table:table-cell table:style-name="ce15" office:value-type="float" office:value="27301757" calcext:value-type="float">
            <text:p>27.301.757 </text:p>
          </table:table-cell>
          <table:table-cell table:style-name="ce15" office:value-type="float" office:value="89672" calcext:value-type="float">
            <text:p>89.672 </text:p>
          </table:table-cell>
          <table:table-cell table:style-name="ce15" office:value-type="float" office:value="5202685" calcext:value-type="float">
            <text:p>5.202.685 </text:p>
          </table:table-cell>
          <table:table-cell table:style-name="ce15" office:value-type="float" office:value="1906127" calcext:value-type="float">
            <text:p>1.906.127 </text:p>
          </table:table-cell>
          <table:table-cell table:style-name="ce15" office:value-type="float" office:value="330226" calcext:value-type="float">
            <text:p>330.226 </text:p>
          </table:table-cell>
          <table:table-cell table:style-name="ce15" office:value-type="float" office:value="23314286" calcext:value-type="float">
            <text:p>23.314.286 </text:p>
          </table:table-cell>
          <table:table-cell table:style-name="ce15" office:value-type="float" office:value="2390905" calcext:value-type="float">
            <text:p>2.390.905 </text:p>
          </table:table-cell>
          <table:table-cell table:style-name="ce15" office:value-type="float" office:value="7606516" calcext:value-type="float">
            <text:p>7.606.516 </text:p>
          </table:table-cell>
          <table:table-cell table:style-name="ce15" office:value-type="float" office:value="25472947" calcext:value-type="float">
            <text:p>25.472.947 </text:p>
          </table:table-cell>
          <table:table-cell table:style-name="ce15" office:value-type="float" office:value="1015063" calcext:value-type="float">
            <text:p>1.015.063 </text:p>
          </table:table-cell>
          <table:table-cell table:style-name="ce15" office:value-type="float" office:value="9458" calcext:value-type="float">
            <text:p>9.458 </text:p>
          </table:table-cell>
          <table:table-cell table:style-name="ce15" office:value-type="float" office:value="5168" calcext:value-type="float">
            <text:p>5.168 </text:p>
          </table:table-cell>
          <table:table-cell table:style-name="ce15" office:value-type="float" office:value="18367396" calcext:value-type="float">
            <text:p>18.367.396 </text:p>
          </table:table-cell>
          <table:table-cell table:style-name="ce15" office:value-type="float" office:value="11280924" calcext:value-type="float">
            <text:p>11.280.924 </text:p>
          </table:table-cell>
          <table:table-cell table:style-name="ce15" office:value-type="float" office:value="3685375" calcext:value-type="float">
            <text:p>3.685.375 </text:p>
          </table:table-cell>
          <table:table-cell table:style-name="ce15" office:value-type="float" office:value="76342640" calcext:value-type="float">
            <text:p>76.342.64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244185599" calcext:value-type="float">
            <text:p>244.185.59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2166" calcext:value-type="float">
            <text:p>2.16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330" calcext:value-type="float">
            <text:p>8.33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9427" calcext:value-type="float">
            <text:p>29.427 </text:p>
          </table:table-cell>
          <table:table-cell table:style-name="ce15" office:value-type="float" office:value="4919" calcext:value-type="float">
            <text:p>4.919 </text:p>
          </table:table-cell>
          <table:table-cell table:style-name="ce15" office:value-type="float" office:value="5528" calcext:value-type="float">
            <text:p>5.528 </text:p>
          </table:table-cell>
          <table:table-cell table:style-name="ce15" office:value-type="float" office:value="9677951" calcext:value-type="float">
            <text:p>9.677.951 </text:p>
          </table:table-cell>
          <table:table-cell table:style-name="ce15" office:value-type="float" office:value="21707796" calcext:value-type="float">
            <text:p>21.707.79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3945362" calcext:value-type="float">
            <text:p>53.945.362 </text:p>
          </table:table-cell>
          <table:table-cell table:style-name="ce15" office:value-type="float" office:value="4038" calcext:value-type="float">
            <text:p>4.038 </text:p>
          </table:table-cell>
          <table:table-cell table:style-name="ce15" office:value-type="float" office:value="3941" calcext:value-type="float">
            <text:p>3.941 </text:p>
          </table:table-cell>
          <table:table-cell table:style-name="ce15" office:value-type="float" office:value="4831" calcext:value-type="float">
            <text:p>4.831 </text:p>
          </table:table-cell>
          <table:table-cell table:style-name="ce15" office:value-type="float" office:value="3166" calcext:value-type="float">
            <text:p>3.166 </text:p>
          </table:table-cell>
          <table:table-cell table:style-name="ce15" office:value-type="float" office:value="165586" calcext:value-type="float">
            <text:p>165.58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4245261" calcext:value-type="float">
            <text:p>84.245.261 </text:p>
          </table:table-cell>
          <table:table-cell table:style-name="ce15" office:value-type="float" office:value="12419514" calcext:value-type="float">
            <text:p>12.419.514 </text:p>
          </table:table-cell>
          <table:table-cell table:style-name="ce15" office:value-type="float" office:value="5662" calcext:value-type="float">
            <text:p>5.662 </text:p>
          </table:table-cell>
          <table:table-cell table:style-name="ce15" office:value-type="float" office:value="2533" calcext:value-type="float">
            <text:p>2.53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0946853" calcext:value-type="float">
            <text:p>50.946.853 </text:p>
          </table:table-cell>
          <table:table-cell table:style-name="ce15" office:value-type="float" office:value="15029157" calcext:value-type="float">
            <text:p>15.029.157 </text:p>
          </table:table-cell>
          <table:table-cell table:style-name="ce15" office:value-type="float" office:value="4007" calcext:value-type="float">
            <text:p>4.007 </text:p>
          </table:table-cell>
          <table:table-cell table:style-name="ce15" office:value-type="float" office:value="129056407" calcext:value-type="float">
            <text:p>129.056.40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377272434" calcext:value-type="float">
            <text:p>377.272.43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17" calcext:value-type="float">
            <text:p>717 </text:p>
          </table:table-cell>
          <table:table-cell table:style-name="ce15" office:value-type="float" office:value="6835337" calcext:value-type="float">
            <text:p>6.835.337 </text:p>
          </table:table-cell>
          <table:table-cell table:style-name="ce15" office:value-type="float" office:value="167665" calcext:value-type="float">
            <text:p>167.665 </text:p>
          </table:table-cell>
          <table:table-cell table:style-name="ce15" office:value-type="float" office:value="54339082" calcext:value-type="float">
            <text:p>54.339.082 </text:p>
          </table:table-cell>
          <table:table-cell table:style-name="ce15" office:value-type="float" office:value="21211641" calcext:value-type="float">
            <text:p>21.211.641 </text:p>
          </table:table-cell>
          <table:table-cell table:style-name="ce15" office:value-type="float" office:value="1213445" calcext:value-type="float">
            <text:p>1.213.445 </text:p>
          </table:table-cell>
          <table:table-cell table:style-name="ce15" office:value-type="float" office:value="120209368" calcext:value-type="float">
            <text:p>120.209.368 </text:p>
          </table:table-cell>
          <table:table-cell table:style-name="ce15" office:value-type="float" office:value="5775998" calcext:value-type="float">
            <text:p>5.775.998 </text:p>
          </table:table-cell>
          <table:table-cell table:style-name="ce15" office:value-type="float" office:value="1536012" calcext:value-type="float">
            <text:p>1.536.012 </text:p>
          </table:table-cell>
          <table:table-cell table:style-name="ce15" office:value-type="float" office:value="38466185" calcext:value-type="float">
            <text:p>38.466.185 </text:p>
          </table:table-cell>
          <table:table-cell table:style-name="ce15" office:value-type="float" office:value="2017171" calcext:value-type="float">
            <text:p>2.017.171 </text:p>
          </table:table-cell>
          <table:table-cell table:style-name="ce15" office:value-type="float" office:value="2148302" calcext:value-type="float">
            <text:p>2.148.302 </text:p>
          </table:table-cell>
          <table:table-cell table:style-name="ce15" office:value-type="float" office:value="2975847" calcext:value-type="float">
            <text:p>2.975.847 </text:p>
          </table:table-cell>
          <table:table-cell table:style-name="ce15" office:value-type="float" office:value="1600230" calcext:value-type="float">
            <text:p>1.600.230 </text:p>
          </table:table-cell>
          <table:table-cell table:style-name="ce15" office:value-type="float" office:value="46717111" calcext:value-type="float">
            <text:p>46.717.111 </text:p>
          </table:table-cell>
          <table:table-cell table:style-name="ce15" office:value-type="float" office:value="9302" calcext:value-type="float">
            <text:p>9.302 </text:p>
          </table:table-cell>
          <table:table-cell table:style-name="ce15" office:value-type="float" office:value="100616083" calcext:value-type="float">
            <text:p>100.616.083 </text:p>
          </table:table-cell>
          <table:table-cell table:style-name="ce15" office:value-type="float" office:value="119504558" calcext:value-type="float">
            <text:p>119.504.558 </text:p>
          </table:table-cell>
          <table:table-cell table:style-name="ce15" office:value-type="float" office:value="256470" calcext:value-type="float">
            <text:p>256.470 </text:p>
          </table:table-cell>
          <table:table-cell table:style-name="ce15" office:value-type="float" office:value="163" calcext:value-type="float">
            <text:p>163 </text:p>
          </table:table-cell>
          <table:table-cell table:style-name="ce15" office:value-type="float" office:value="4031" calcext:value-type="float">
            <text:p>4.031 </text:p>
          </table:table-cell>
          <table:table-cell table:style-name="ce15" office:value-type="float" office:value="104887154" calcext:value-type="float">
            <text:p>104.887.154 </text:p>
          </table:table-cell>
          <table:table-cell table:style-name="ce15" office:value-type="float" office:value="188606846" calcext:value-type="float">
            <text:p>188.606.846 </text:p>
          </table:table-cell>
          <table:table-cell table:style-name="ce15" office:value-type="float" office:value="477457" calcext:value-type="float">
            <text:p>477.457 </text:p>
          </table:table-cell>
          <table:table-cell table:style-name="ce15" office:value-type="float" office:value="509482812" calcext:value-type="float">
            <text:p>509.482.81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1329058987" calcext:value-type="float">
            <text:p>1.329.058.98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0603" calcext:value-type="float">
            <text:p>20.603 </text:p>
          </table:table-cell>
          <table:table-cell table:style-name="ce15" office:value-type="float" office:value="1821471" calcext:value-type="float">
            <text:p>1.821.471 </text:p>
          </table:table-cell>
          <table:table-cell table:style-name="ce15" office:value-type="float" office:value="3209103" calcext:value-type="float">
            <text:p>3.209.103 </text:p>
          </table:table-cell>
          <table:table-cell table:style-name="ce15" office:value-type="float" office:value="226870" calcext:value-type="float">
            <text:p>226.870 </text:p>
          </table:table-cell>
          <table:table-cell table:style-name="ce15" office:value-type="float" office:value="61632349" calcext:value-type="float">
            <text:p>61.632.349 </text:p>
          </table:table-cell>
          <table:table-cell table:style-name="ce15" office:value-type="float" office:value="10284934" calcext:value-type="float">
            <text:p>10.284.934 </text:p>
          </table:table-cell>
          <table:table-cell table:style-name="ce15" office:value-type="float" office:value="3975261" calcext:value-type="float">
            <text:p>3.975.261 </text:p>
          </table:table-cell>
          <table:table-cell table:style-name="ce15" office:value-type="float" office:value="38161398" calcext:value-type="float">
            <text:p>38.161.398 </text:p>
          </table:table-cell>
          <table:table-cell table:style-name="ce15" office:value-type="float" office:value="12337914" calcext:value-type="float">
            <text:p>12.337.914 </text:p>
          </table:table-cell>
          <table:table-cell table:style-name="ce15" office:value-type="float" office:value="1296532" calcext:value-type="float">
            <text:p>1.296.532 </text:p>
          </table:table-cell>
          <table:table-cell table:style-name="ce15" office:value-type="float" office:value="132084004" calcext:value-type="float">
            <text:p>132.084.004 </text:p>
          </table:table-cell>
          <table:table-cell table:style-name="ce15" office:value-type="float" office:value="5953472" calcext:value-type="float">
            <text:p>5.953.472 </text:p>
          </table:table-cell>
          <table:table-cell table:style-name="ce15" office:value-type="float" office:value="3131511" calcext:value-type="float">
            <text:p>3.131.511 </text:p>
          </table:table-cell>
          <table:table-cell table:style-name="ce15" office:value-type="float" office:value="3710019" calcext:value-type="float">
            <text:p>3.710.019 </text:p>
          </table:table-cell>
          <table:table-cell table:style-name="ce15" office:value-type="float" office:value="2472447" calcext:value-type="float">
            <text:p>2.472.447 </text:p>
          </table:table-cell>
          <table:table-cell table:style-name="ce15" office:value-type="float" office:value="40029751" calcext:value-type="float">
            <text:p>40.029.751 </text:p>
          </table:table-cell>
          <table:table-cell table:style-name="ce15" office:value-type="float" office:value="1652871" calcext:value-type="float">
            <text:p>1.652.871 </text:p>
          </table:table-cell>
          <table:table-cell table:style-name="ce15" office:value-type="float" office:value="132777360" calcext:value-type="float">
            <text:p>132.777.360 </text:p>
          </table:table-cell>
          <table:table-cell table:style-name="ce15" office:value-type="float" office:value="117794567" calcext:value-type="float">
            <text:p>117.794.567 </text:p>
          </table:table-cell>
          <table:table-cell table:style-name="ce15" office:value-type="float" office:value="2369254" calcext:value-type="float">
            <text:p>2.369.254 </text:p>
          </table:table-cell>
          <table:table-cell table:style-name="ce15" office:value-type="float" office:value="2376208" calcext:value-type="float">
            <text:p>2.376.208 </text:p>
          </table:table-cell>
          <table:table-cell table:style-name="ce15" office:value-type="float" office:value="17923" calcext:value-type="float">
            <text:p>17.923 </text:p>
          </table:table-cell>
          <table:table-cell table:style-name="ce15" office:value-type="float" office:value="138564063" calcext:value-type="float">
            <text:p>138.564.063 </text:p>
          </table:table-cell>
          <table:table-cell table:style-name="ce15" office:value-type="float" office:value="156840809" calcext:value-type="float">
            <text:p>156.840.809 </text:p>
          </table:table-cell>
          <table:table-cell table:style-name="ce15" office:value-type="float" office:value="3158688" calcext:value-type="float">
            <text:p>3.158.688 </text:p>
          </table:table-cell>
          <table:table-cell table:style-name="ce15" office:value-type="float" office:value="975556389" calcext:value-type="float">
            <text:p>975.556.389 </text:p>
          </table:table-cell>
          <table:table-cell table:style-name="ce15" office:value-type="float" office:value="1304443" calcext:value-type="float">
            <text:p>1.304.443 </text:p>
          </table:table-cell>
          <table:table-cell table:style-name="ce25" office:value-type="float" office:value="1852760215" calcext:value-type="float">
            <text:p>1.852.760.21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4371095" calcext:value-type="float">
            <text:p>14.371.095 </text:p>
          </table:table-cell>
          <table:table-cell table:style-name="ce15" office:value-type="float" office:value="48249844" calcext:value-type="float">
            <text:p>48.249.844 </text:p>
          </table:table-cell>
          <table:table-cell table:style-name="ce15" office:value-type="float" office:value="214812697" calcext:value-type="float">
            <text:p>214.812.697 </text:p>
          </table:table-cell>
          <table:table-cell table:style-name="ce15" office:value-type="float" office:value="10559906" calcext:value-type="float">
            <text:p>10.559.906 </text:p>
          </table:table-cell>
          <table:table-cell table:style-name="ce15" office:value-type="float" office:value="280494464" calcext:value-type="float">
            <text:p>280.494.464 </text:p>
          </table:table-cell>
          <table:table-cell table:style-name="ce15" office:value-type="float" office:value="229893051" calcext:value-type="float">
            <text:p>229.893.051 </text:p>
          </table:table-cell>
          <table:table-cell table:style-name="ce15" office:value-type="float" office:value="2999793320" calcext:value-type="float">
            <text:p>2.999.793.320 </text:p>
          </table:table-cell>
          <table:table-cell table:style-name="ce15" office:value-type="float" office:value="203452085" calcext:value-type="float">
            <text:p>203.452.085 </text:p>
          </table:table-cell>
          <table:table-cell table:style-name="ce15" office:value-type="float" office:value="189331729" calcext:value-type="float">
            <text:p>189.331.729 </text:p>
          </table:table-cell>
          <table:table-cell table:style-name="ce15" office:value-type="float" office:value="77420174" calcext:value-type="float">
            <text:p>77.420.174 </text:p>
          </table:table-cell>
          <table:table-cell table:style-name="ce15" office:value-type="float" office:value="968215036" calcext:value-type="float">
            <text:p>968.215.036 </text:p>
          </table:table-cell>
          <table:table-cell table:style-name="ce15" office:value-type="float" office:value="95518705" calcext:value-type="float">
            <text:p>95.518.705 </text:p>
          </table:table-cell>
          <table:table-cell table:style-name="ce15" office:value-type="float" office:value="114261230" calcext:value-type="float">
            <text:p>114.261.230 </text:p>
          </table:table-cell>
          <table:table-cell table:style-name="ce15" office:value-type="float" office:value="138146684" calcext:value-type="float">
            <text:p>138.146.684 </text:p>
          </table:table-cell>
          <table:table-cell table:style-name="ce15" office:value-type="float" office:value="77369550" calcext:value-type="float">
            <text:p>77.369.550 </text:p>
          </table:table-cell>
          <table:table-cell table:style-name="ce15" office:value-type="float" office:value="269983705" calcext:value-type="float">
            <text:p>269.983.705 </text:p>
          </table:table-cell>
          <table:table-cell table:style-name="ce15" office:value-type="float" office:value="50977931" calcext:value-type="float">
            <text:p>50.977.931 </text:p>
          </table:table-cell>
          <table:table-cell table:style-name="ce15" office:value-type="float" office:value="838029605" calcext:value-type="float">
            <text:p>838.029.605 </text:p>
          </table:table-cell>
          <table:table-cell table:style-name="ce15" office:value-type="float" office:value="3443677720" calcext:value-type="float">
            <text:p>3.443.677.720 </text:p>
          </table:table-cell>
          <table:table-cell table:style-name="ce15" office:value-type="float" office:value="80657683" calcext:value-type="float">
            <text:p>80.657.683 </text:p>
          </table:table-cell>
          <table:table-cell table:style-name="ce15" office:value-type="float" office:value="37791610" calcext:value-type="float">
            <text:p>37.791.610 </text:p>
          </table:table-cell>
          <table:table-cell table:style-name="ce15" office:value-type="float" office:value="11459147" calcext:value-type="float">
            <text:p>11.459.147 </text:p>
          </table:table-cell>
          <table:table-cell table:style-name="ce15" office:value-type="float" office:value="765634979" calcext:value-type="float">
            <text:p>765.634.979 </text:p>
          </table:table-cell>
          <table:table-cell table:style-name="ce15" office:value-type="float" office:value="436012074" calcext:value-type="float">
            <text:p>436.012.074 </text:p>
          </table:table-cell>
          <table:table-cell table:style-name="ce15" office:value-type="float" office:value="50703288" calcext:value-type="float">
            <text:p>50.703.288 </text:p>
          </table:table-cell>
          <table:table-cell table:style-name="ce15" office:value-type="float" office:value="8486113658" calcext:value-type="float">
            <text:p>8.486.113.658 </text:p>
          </table:table-cell>
          <table:table-cell table:style-name="ce15" office:value-type="float" office:value="23433367" calcext:value-type="float">
            <text:p>23.433.367 </text:p>
          </table:table-cell>
          <table:table-cell table:style-name="ce25" office:value-type="float" office:value="20156364338" calcext:value-type="float">
            <text:p>20.156.364.33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4306280" calcext:value-type="float">
            <text:p>4.306.280 </text:p>
          </table:table-cell>
          <table:table-cell table:style-name="ce15" office:value-type="float" office:value="13124778" calcext:value-type="float">
            <text:p>13.124.778 </text:p>
          </table:table-cell>
          <table:table-cell table:style-name="ce15" office:value-type="float" office:value="19573517" calcext:value-type="float">
            <text:p>19.573.517 </text:p>
          </table:table-cell>
          <table:table-cell table:style-name="ce15" office:value-type="float" office:value="3789537" calcext:value-type="float">
            <text:p>3.789.537 </text:p>
          </table:table-cell>
          <table:table-cell table:style-name="ce15" office:value-type="float" office:value="57460604" calcext:value-type="float">
            <text:p>57.460.604 </text:p>
          </table:table-cell>
          <table:table-cell table:style-name="ce15" office:value-type="float" office:value="40890949" calcext:value-type="float">
            <text:p>40.890.949 </text:p>
          </table:table-cell>
          <table:table-cell table:style-name="ce15" office:value-type="float" office:value="50000883" calcext:value-type="float">
            <text:p>50.000.883 </text:p>
          </table:table-cell>
          <table:table-cell table:style-name="ce15" office:value-type="float" office:value="30335993" calcext:value-type="float">
            <text:p>30.335.993 </text:p>
          </table:table-cell>
          <table:table-cell table:style-name="ce15" office:value-type="float" office:value="38900230" calcext:value-type="float">
            <text:p>38.900.230 </text:p>
          </table:table-cell>
          <table:table-cell table:style-name="ce15" office:value-type="float" office:value="18952879" calcext:value-type="float">
            <text:p>18.952.879 </text:p>
          </table:table-cell>
          <table:table-cell table:style-name="ce15" office:value-type="float" office:value="145771154" calcext:value-type="float">
            <text:p>145.771.154 </text:p>
          </table:table-cell>
          <table:table-cell table:style-name="ce15" office:value-type="float" office:value="26535430" calcext:value-type="float">
            <text:p>26.535.430 </text:p>
          </table:table-cell>
          <table:table-cell table:style-name="ce15" office:value-type="float" office:value="24084419" calcext:value-type="float">
            <text:p>24.084.419 </text:p>
          </table:table-cell>
          <table:table-cell table:style-name="ce15" office:value-type="float" office:value="25641240" calcext:value-type="float">
            <text:p>25.641.240 </text:p>
          </table:table-cell>
          <table:table-cell table:style-name="ce15" office:value-type="float" office:value="18875719" calcext:value-type="float">
            <text:p>18.875.719 </text:p>
          </table:table-cell>
          <table:table-cell table:style-name="ce15" office:value-type="float" office:value="46147835" calcext:value-type="float">
            <text:p>46.147.835 </text:p>
          </table:table-cell>
          <table:table-cell table:style-name="ce15" office:value-type="float" office:value="12664296" calcext:value-type="float">
            <text:p>12.664.296 </text:p>
          </table:table-cell>
          <table:table-cell table:style-name="ce15" office:value-type="float" office:value="110533234" calcext:value-type="float">
            <text:p>110.533.234 </text:p>
          </table:table-cell>
          <table:table-cell table:style-name="ce15" office:value-type="float" office:value="317275048" calcext:value-type="float">
            <text:p>317.275.048 </text:p>
          </table:table-cell>
          <table:table-cell table:style-name="ce15" office:value-type="float" office:value="17735348" calcext:value-type="float">
            <text:p>17.735.348 </text:p>
          </table:table-cell>
          <table:table-cell table:style-name="ce15" office:value-type="float" office:value="8952540" calcext:value-type="float">
            <text:p>8.952.540 </text:p>
          </table:table-cell>
          <table:table-cell table:style-name="ce15" office:value-type="float" office:value="2791300" calcext:value-type="float">
            <text:p>2.791.300 </text:p>
          </table:table-cell>
          <table:table-cell table:style-name="ce15" office:value-type="float" office:value="119066888" calcext:value-type="float">
            <text:p>119.066.888 </text:p>
          </table:table-cell>
          <table:table-cell table:style-name="ce15" office:value-type="float" office:value="53672366" calcext:value-type="float">
            <text:p>53.672.366 </text:p>
          </table:table-cell>
          <table:table-cell table:style-name="ce15" office:value-type="float" office:value="15303745" calcext:value-type="float">
            <text:p>15.303.745 </text:p>
          </table:table-cell>
          <table:table-cell table:style-name="ce15" office:value-type="float" office:value="819087302" calcext:value-type="float">
            <text:p>819.087.302 </text:p>
          </table:table-cell>
          <table:table-cell table:style-name="ce15" office:value-type="float" office:value="5348703" calcext:value-type="float">
            <text:p>5.348.703 </text:p>
          </table:table-cell>
          <table:table-cell table:style-name="ce25" office:value-type="float" office:value="2046822217" calcext:value-type="float">
            <text:p>2.046.822.21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3777274" calcext:value-type="float">
            <text:p>3.777.274 </text:p>
          </table:table-cell>
          <table:table-cell table:style-name="ce15" office:value-type="float" office:value="12877349" calcext:value-type="float">
            <text:p>12.877.349 </text:p>
          </table:table-cell>
          <table:table-cell table:style-name="ce15" office:value-type="float" office:value="96789754" calcext:value-type="float">
            <text:p>96.789.754 </text:p>
          </table:table-cell>
          <table:table-cell table:style-name="ce15" office:value-type="float" office:value="3233391" calcext:value-type="float">
            <text:p>3.233.391 </text:p>
          </table:table-cell>
          <table:table-cell table:style-name="ce15" office:value-type="float" office:value="100912317" calcext:value-type="float">
            <text:p>100.912.317 </text:p>
          </table:table-cell>
          <table:table-cell table:style-name="ce15" office:value-type="float" office:value="79377935" calcext:value-type="float">
            <text:p>79.377.935 </text:p>
          </table:table-cell>
          <table:table-cell table:style-name="ce15" office:value-type="float" office:value="622610918" calcext:value-type="float">
            <text:p>622.610.918 </text:p>
          </table:table-cell>
          <table:table-cell table:style-name="ce15" office:value-type="float" office:value="96706334" calcext:value-type="float">
            <text:p>96.706.334 </text:p>
          </table:table-cell>
          <table:table-cell table:style-name="ce15" office:value-type="float" office:value="69464063" calcext:value-type="float">
            <text:p>69.464.063 </text:p>
          </table:table-cell>
          <table:table-cell table:style-name="ce15" office:value-type="float" office:value="33792936" calcext:value-type="float">
            <text:p>33.792.936 </text:p>
          </table:table-cell>
          <table:table-cell table:style-name="ce15" office:value-type="float" office:value="383117373" calcext:value-type="float">
            <text:p>383.117.373 </text:p>
          </table:table-cell>
          <table:table-cell table:style-name="ce15" office:value-type="float" office:value="35804444" calcext:value-type="float">
            <text:p>35.804.444 </text:p>
          </table:table-cell>
          <table:table-cell table:style-name="ce15" office:value-type="float" office:value="42882052" calcext:value-type="float">
            <text:p>42.882.052 </text:p>
          </table:table-cell>
          <table:table-cell table:style-name="ce15" office:value-type="float" office:value="50527557" calcext:value-type="float">
            <text:p>50.527.557 </text:p>
          </table:table-cell>
          <table:table-cell table:style-name="ce15" office:value-type="float" office:value="20412231" calcext:value-type="float">
            <text:p>20.412.231 </text:p>
          </table:table-cell>
          <table:table-cell table:style-name="ce15" office:value-type="float" office:value="104403771" calcext:value-type="float">
            <text:p>104.403.771 </text:p>
          </table:table-cell>
          <table:table-cell table:style-name="ce15" office:value-type="float" office:value="20592042" calcext:value-type="float">
            <text:p>20.592.042 </text:p>
          </table:table-cell>
          <table:table-cell table:style-name="ce15" office:value-type="float" office:value="335385871" calcext:value-type="float">
            <text:p>335.385.871 </text:p>
          </table:table-cell>
          <table:table-cell table:style-name="ce15" office:value-type="float" office:value="1289291974" calcext:value-type="float">
            <text:p>1.289.291.974 </text:p>
          </table:table-cell>
          <table:table-cell table:style-name="ce15" office:value-type="float" office:value="23935599" calcext:value-type="float">
            <text:p>23.935.599 </text:p>
          </table:table-cell>
          <table:table-cell table:style-name="ce15" office:value-type="float" office:value="12732591" calcext:value-type="float">
            <text:p>12.732.591 </text:p>
          </table:table-cell>
          <table:table-cell table:style-name="ce15" office:value-type="float" office:value="3432727" calcext:value-type="float">
            <text:p>3.432.727 </text:p>
          </table:table-cell>
          <table:table-cell table:style-name="ce15" office:value-type="float" office:value="282856467" calcext:value-type="float">
            <text:p>282.856.467 </text:p>
          </table:table-cell>
          <table:table-cell table:style-name="ce15" office:value-type="float" office:value="206958454" calcext:value-type="float">
            <text:p>206.958.454 </text:p>
          </table:table-cell>
          <table:table-cell table:style-name="ce15" office:value-type="float" office:value="13302178" calcext:value-type="float">
            <text:p>13.302.178 </text:p>
          </table:table-cell>
          <table:table-cell table:style-name="ce15" office:value-type="float" office:value="2793795352" calcext:value-type="float">
            <text:p>2.793.795.352 </text:p>
          </table:table-cell>
          <table:table-cell table:style-name="ce15" office:value-type="float" office:value="10714801" calcext:value-type="float">
            <text:p>10.714.801 </text:p>
          </table:table-cell>
          <table:table-cell table:style-name="ce25" office:value-type="float" office:value="6749687757" calcext:value-type="float">
            <text:p>6.749.687.7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float" office:value="1286" calcext:value-type="float">
            <text:p>1.286 </text:p>
          </table:table-cell>
          <table:table-cell table:style-name="ce15" office:value-type="float" office:value="107123" calcext:value-type="float">
            <text:p>107.123 </text:p>
          </table:table-cell>
          <table:table-cell table:style-name="ce15" office:value-type="float" office:value="172444" calcext:value-type="float">
            <text:p>172.44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889379" calcext:value-type="float">
            <text:p>1.889.379 </text:p>
          </table:table-cell>
          <table:table-cell table:style-name="ce15" office:value-type="float" office:value="16026650" calcext:value-type="float">
            <text:p>16.026.650 </text:p>
          </table:table-cell>
          <table:table-cell table:style-name="ce15" office:value-type="float" office:value="339184877" calcext:value-type="float">
            <text:p>339.184.877 </text:p>
          </table:table-cell>
          <table:table-cell table:style-name="ce15" office:value-type="float" office:value="5941961" calcext:value-type="float">
            <text:p>5.941.961 </text:p>
          </table:table-cell>
          <table:table-cell table:style-name="ce15" office:value-type="float" office:value="333083" calcext:value-type="float">
            <text:p>333.08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4096111" calcext:value-type="float">
            <text:p>4.096.111 </text:p>
          </table:table-cell>
          <table:table-cell table:style-name="ce15" office:value-type="float" office:value="65418" calcext:value-type="float">
            <text:p>65.418 </text:p>
          </table:table-cell>
          <table:table-cell table:style-name="ce15" office:value-type="float" office:value="288545" calcext:value-type="float">
            <text:p>288.545 </text:p>
          </table:table-cell>
          <table:table-cell table:style-name="ce15" office:value-type="float" office:value="12815193" calcext:value-type="float">
            <text:p>12.815.193 </text:p>
          </table:table-cell>
          <table:table-cell table:style-name="ce15" office:value-type="float" office:value="1885" calcext:value-type="float">
            <text:p>1.885 </text:p>
          </table:table-cell>
          <table:table-cell table:style-name="ce15" office:value-type="float" office:value="8139128" calcext:value-type="float">
            <text:p>8.139.12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2931731" calcext:value-type="float">
            <text:p>22.931.731 </text:p>
          </table:table-cell>
          <table:table-cell table:style-name="ce15" office:value-type="float" office:value="145215653" calcext:value-type="float">
            <text:p>145.215.653 </text:p>
          </table:table-cell>
          <table:table-cell table:style-name="ce15" office:value-type="float" office:value="112089" calcext:value-type="float">
            <text:p>112.089 </text:p>
          </table:table-cell>
          <table:table-cell table:style-name="ce15" office:value-type="float" office:value="11349" calcext:value-type="float">
            <text:p>11.34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5487401" calcext:value-type="float">
            <text:p>25.487.401 </text:p>
          </table:table-cell>
          <table:table-cell table:style-name="ce15" office:value-type="float" office:value="1215131" calcext:value-type="float">
            <text:p>1.215.131 </text:p>
          </table:table-cell>
          <table:table-cell table:style-name="ce15" office:value-type="float" office:value="786437" calcext:value-type="float">
            <text:p>786.437 </text:p>
          </table:table-cell>
          <table:table-cell table:style-name="ce15" office:value-type="float" office:value="722538041" calcext:value-type="float">
            <text:p>722.538.041 </text:p>
          </table:table-cell>
          <table:table-cell table:style-name="ce15" office:value-type="float" office:value="12500" calcext:value-type="float">
            <text:p>12.500 </text:p>
          </table:table-cell>
          <table:table-cell table:style-name="ce25" office:value-type="float" office:value="1307373415" calcext:value-type="float">
            <text:p>1.307.373.41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3775988" calcext:value-type="float">
            <text:p>3.775.988 </text:p>
          </table:table-cell>
          <table:table-cell table:style-name="ce15" office:value-type="float" office:value="12770227" calcext:value-type="float">
            <text:p>12.770.227 </text:p>
          </table:table-cell>
          <table:table-cell table:style-name="ce15" office:value-type="float" office:value="96617310" calcext:value-type="float">
            <text:p>96.617.310 </text:p>
          </table:table-cell>
          <table:table-cell table:style-name="ce15" office:value-type="float" office:value="3233391" calcext:value-type="float">
            <text:p>3.233.391 </text:p>
          </table:table-cell>
          <table:table-cell table:style-name="ce15" office:value-type="float" office:value="99022939" calcext:value-type="float">
            <text:p>99.022.939 </text:p>
          </table:table-cell>
          <table:table-cell table:style-name="ce15" office:value-type="float" office:value="63351284" calcext:value-type="float">
            <text:p>63.351.284 </text:p>
          </table:table-cell>
          <table:table-cell table:style-name="ce15" office:value-type="float" office:value="283426041" calcext:value-type="float">
            <text:p>283.426.041 </text:p>
          </table:table-cell>
          <table:table-cell table:style-name="ce15" office:value-type="float" office:value="90764373" calcext:value-type="float">
            <text:p>90.764.373 </text:p>
          </table:table-cell>
          <table:table-cell table:style-name="ce15" office:value-type="float" office:value="69130980" calcext:value-type="float">
            <text:p>69.130.980 </text:p>
          </table:table-cell>
          <table:table-cell table:style-name="ce15" office:value-type="float" office:value="33792936" calcext:value-type="float">
            <text:p>33.792.936 </text:p>
          </table:table-cell>
          <table:table-cell table:style-name="ce15" office:value-type="float" office:value="379021262" calcext:value-type="float">
            <text:p>379.021.262 </text:p>
          </table:table-cell>
          <table:table-cell table:style-name="ce15" office:value-type="float" office:value="35739026" calcext:value-type="float">
            <text:p>35.739.026 </text:p>
          </table:table-cell>
          <table:table-cell table:style-name="ce15" office:value-type="float" office:value="42593507" calcext:value-type="float">
            <text:p>42.593.507 </text:p>
          </table:table-cell>
          <table:table-cell table:style-name="ce15" office:value-type="float" office:value="37712364" calcext:value-type="float">
            <text:p>37.712.364 </text:p>
          </table:table-cell>
          <table:table-cell table:style-name="ce15" office:value-type="float" office:value="20410347" calcext:value-type="float">
            <text:p>20.410.347 </text:p>
          </table:table-cell>
          <table:table-cell table:style-name="ce15" office:value-type="float" office:value="96264643" calcext:value-type="float">
            <text:p>96.264.643 </text:p>
          </table:table-cell>
          <table:table-cell table:style-name="ce15" office:value-type="float" office:value="20592042" calcext:value-type="float">
            <text:p>20.592.042 </text:p>
          </table:table-cell>
          <table:table-cell table:style-name="ce15" office:value-type="float" office:value="312454140" calcext:value-type="float">
            <text:p>312.454.140 </text:p>
          </table:table-cell>
          <table:table-cell table:style-name="ce15" office:value-type="float" office:value="1144076321" calcext:value-type="float">
            <text:p>1.144.076.321 </text:p>
          </table:table-cell>
          <table:table-cell table:style-name="ce15" office:value-type="float" office:value="23823510" calcext:value-type="float">
            <text:p>23.823.510 </text:p>
          </table:table-cell>
          <table:table-cell table:style-name="ce15" office:value-type="float" office:value="12721241" calcext:value-type="float">
            <text:p>12.721.241 </text:p>
          </table:table-cell>
          <table:table-cell table:style-name="ce15" office:value-type="float" office:value="3432727" calcext:value-type="float">
            <text:p>3.432.727 </text:p>
          </table:table-cell>
          <table:table-cell table:style-name="ce15" office:value-type="float" office:value="257369066" calcext:value-type="float">
            <text:p>257.369.066 </text:p>
          </table:table-cell>
          <table:table-cell table:style-name="ce15" office:value-type="float" office:value="205743322" calcext:value-type="float">
            <text:p>205.743.322 </text:p>
          </table:table-cell>
          <table:table-cell table:style-name="ce15" office:value-type="float" office:value="12515742" calcext:value-type="float">
            <text:p>12.515.742 </text:p>
          </table:table-cell>
          <table:table-cell table:style-name="ce15" office:value-type="float" office:value="2071257311" calcext:value-type="float">
            <text:p>2.071.257.311 </text:p>
          </table:table-cell>
          <table:table-cell table:style-name="ce15" office:value-type="float" office:value="10702301" calcext:value-type="float">
            <text:p>10.702.301 </text:p>
          </table:table-cell>
          <table:table-cell table:style-name="ce25" office:value-type="float" office:value="5442314342" calcext:value-type="float">
            <text:p>5.442.314.34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6287541" calcext:value-type="float">
            <text:p>6.287.541 </text:p>
          </table:table-cell>
          <table:table-cell table:style-name="ce15" office:value-type="float" office:value="22247717" calcext:value-type="float">
            <text:p>22.247.717 </text:p>
          </table:table-cell>
          <table:table-cell table:style-name="ce15" office:value-type="float" office:value="98449426" calcext:value-type="float">
            <text:p>98.449.426 </text:p>
          </table:table-cell>
          <table:table-cell table:style-name="ce15" office:value-type="float" office:value="3536979" calcext:value-type="float">
            <text:p>3.536.979 </text:p>
          </table:table-cell>
          <table:table-cell table:style-name="ce15" office:value-type="float" office:value="122121543" calcext:value-type="float">
            <text:p>122.121.543 </text:p>
          </table:table-cell>
          <table:table-cell table:style-name="ce15" office:value-type="float" office:value="109624168" calcext:value-type="float">
            <text:p>109.624.168 </text:p>
          </table:table-cell>
          <table:table-cell table:style-name="ce15" office:value-type="float" office:value="2327181519" calcext:value-type="float">
            <text:p>2.327.181.519 </text:p>
          </table:table-cell>
          <table:table-cell table:style-name="ce15" office:value-type="float" office:value="76409758" calcext:value-type="float">
            <text:p>76.409.758 </text:p>
          </table:table-cell>
          <table:table-cell table:style-name="ce15" office:value-type="float" office:value="80967436" calcext:value-type="float">
            <text:p>80.967.436 </text:p>
          </table:table-cell>
          <table:table-cell table:style-name="ce15" office:value-type="float" office:value="24674359" calcext:value-type="float">
            <text:p>24.674.359 </text:p>
          </table:table-cell>
          <table:table-cell table:style-name="ce15" office:value-type="float" office:value="439326510" calcext:value-type="float">
            <text:p>439.326.510 </text:p>
          </table:table-cell>
          <table:table-cell table:style-name="ce15" office:value-type="float" office:value="33178831" calcext:value-type="float">
            <text:p>33.178.831 </text:p>
          </table:table-cell>
          <table:table-cell table:style-name="ce15" office:value-type="float" office:value="47294758" calcext:value-type="float">
            <text:p>47.294.758 </text:p>
          </table:table-cell>
          <table:table-cell table:style-name="ce15" office:value-type="float" office:value="61977887" calcext:value-type="float">
            <text:p>61.977.887 </text:p>
          </table:table-cell>
          <table:table-cell table:style-name="ce15" office:value-type="float" office:value="38081599" calcext:value-type="float">
            <text:p>38.081.599 </text:p>
          </table:table-cell>
          <table:table-cell table:style-name="ce15" office:value-type="float" office:value="119432100" calcext:value-type="float">
            <text:p>119.432.100 </text:p>
          </table:table-cell>
          <table:table-cell table:style-name="ce15" office:value-type="float" office:value="17721592" calcext:value-type="float">
            <text:p>17.721.592 </text:p>
          </table:table-cell>
          <table:table-cell table:style-name="ce15" office:value-type="float" office:value="392110499" calcext:value-type="float">
            <text:p>392.110.499 </text:p>
          </table:table-cell>
          <table:table-cell table:style-name="ce15" office:value-type="float" office:value="1837110698" calcext:value-type="float">
            <text:p>1.837.110.698 </text:p>
          </table:table-cell>
          <table:table-cell table:style-name="ce15" office:value-type="float" office:value="38986736" calcext:value-type="float">
            <text:p>38.986.736 </text:p>
          </table:table-cell>
          <table:table-cell table:style-name="ce15" office:value-type="float" office:value="16106479" calcext:value-type="float">
            <text:p>16.106.479 </text:p>
          </table:table-cell>
          <table:table-cell table:style-name="ce15" office:value-type="float" office:value="5235120" calcext:value-type="float">
            <text:p>5.235.120 </text:p>
          </table:table-cell>
          <table:table-cell table:style-name="ce15" office:value-type="float" office:value="363711624" calcext:value-type="float">
            <text:p>363.711.624 </text:p>
          </table:table-cell>
          <table:table-cell table:style-name="ce15" office:value-type="float" office:value="175381254" calcext:value-type="float">
            <text:p>175.381.254 </text:p>
          </table:table-cell>
          <table:table-cell table:style-name="ce15" office:value-type="float" office:value="22097364" calcext:value-type="float">
            <text:p>22.097.364 </text:p>
          </table:table-cell>
          <table:table-cell table:style-name="ce15" office:value-type="float" office:value="4873231005" calcext:value-type="float">
            <text:p>4.873.231.005 </text:p>
          </table:table-cell>
          <table:table-cell table:style-name="ce15" office:value-type="float" office:value="7369863" calcext:value-type="float">
            <text:p>7.369.863 </text:p>
          </table:table-cell>
          <table:table-cell table:style-name="ce25" office:value-type="float" office:value="11359854365" calcext:value-type="float">
            <text:p>11.359.854.36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716486" calcext:value-type="float">
            <text:p>5.716.486 </text:p>
          </table:table-cell>
          <table:table-cell table:style-name="ce15" office:value-type="float" office:value="20038237" calcext:value-type="float">
            <text:p>20.038.237 </text:p>
          </table:table-cell>
          <table:table-cell table:style-name="ce15" office:value-type="float" office:value="57492210" calcext:value-type="float">
            <text:p>57.492.210 </text:p>
          </table:table-cell>
          <table:table-cell table:style-name="ce15" office:value-type="float" office:value="3250697" calcext:value-type="float">
            <text:p>3.250.697 </text:p>
          </table:table-cell>
          <table:table-cell table:style-name="ce15" office:value-type="float" office:value="98116863" calcext:value-type="float">
            <text:p>98.116.863 </text:p>
          </table:table-cell>
          <table:table-cell table:style-name="ce15" office:value-type="float" office:value="88698731" calcext:value-type="float">
            <text:p>88.698.731 </text:p>
          </table:table-cell>
          <table:table-cell table:style-name="ce15" office:value-type="float" office:value="1709766013" calcext:value-type="float">
            <text:p>1.709.766.013 </text:p>
          </table:table-cell>
          <table:table-cell table:style-name="ce15" office:value-type="float" office:value="57804132" calcext:value-type="float">
            <text:p>57.804.132 </text:p>
          </table:table-cell>
          <table:table-cell table:style-name="ce15" office:value-type="float" office:value="66139336" calcext:value-type="float">
            <text:p>66.139.336 </text:p>
          </table:table-cell>
          <table:table-cell table:style-name="ce15" office:value-type="float" office:value="20640294" calcext:value-type="float">
            <text:p>20.640.294 </text:p>
          </table:table-cell>
          <table:table-cell table:style-name="ce15" office:value-type="float" office:value="332352706" calcext:value-type="float">
            <text:p>332.352.706 </text:p>
          </table:table-cell>
          <table:table-cell table:style-name="ce15" office:value-type="float" office:value="26210178" calcext:value-type="float">
            <text:p>26.210.178 </text:p>
          </table:table-cell>
          <table:table-cell table:style-name="ce15" office:value-type="float" office:value="38916782" calcext:value-type="float">
            <text:p>38.916.782 </text:p>
          </table:table-cell>
          <table:table-cell table:style-name="ce15" office:value-type="float" office:value="52294844" calcext:value-type="float">
            <text:p>52.294.844 </text:p>
          </table:table-cell>
          <table:table-cell table:style-name="ce15" office:value-type="float" office:value="34827824" calcext:value-type="float">
            <text:p>34.827.824 </text:p>
          </table:table-cell>
          <table:table-cell table:style-name="ce15" office:value-type="float" office:value="98059650" calcext:value-type="float">
            <text:p>98.059.650 </text:p>
          </table:table-cell>
          <table:table-cell table:style-name="ce15" office:value-type="float" office:value="15745113" calcext:value-type="float">
            <text:p>15.745.113 </text:p>
          </table:table-cell>
          <table:table-cell table:style-name="ce15" office:value-type="float" office:value="231149550" calcext:value-type="float">
            <text:p>231.149.550 </text:p>
          </table:table-cell>
          <table:table-cell table:style-name="ce15" office:value-type="float" office:value="989362868" calcext:value-type="float">
            <text:p>989.362.868 </text:p>
          </table:table-cell>
          <table:table-cell table:style-name="ce15" office:value-type="float" office:value="30294262" calcext:value-type="float">
            <text:p>30.294.262 </text:p>
          </table:table-cell>
          <table:table-cell table:style-name="ce15" office:value-type="float" office:value="14098135" calcext:value-type="float">
            <text:p>14.098.135 </text:p>
          </table:table-cell>
          <table:table-cell table:style-name="ce15" office:value-type="float" office:value="4858938" calcext:value-type="float">
            <text:p>4.858.938 </text:p>
          </table:table-cell>
          <table:table-cell table:style-name="ce15" office:value-type="float" office:value="249561311" calcext:value-type="float">
            <text:p>249.561.311 </text:p>
          </table:table-cell>
          <table:table-cell table:style-name="ce15" office:value-type="float" office:value="131059819" calcext:value-type="float">
            <text:p>131.059.819 </text:p>
          </table:table-cell>
          <table:table-cell table:style-name="ce15" office:value-type="float" office:value="18305648" calcext:value-type="float">
            <text:p>18.305.648 </text:p>
          </table:table-cell>
          <table:table-cell table:style-name="ce15" office:value-type="float" office:value="2175810633" calcext:value-type="float">
            <text:p>2.175.810.633 </text:p>
          </table:table-cell>
          <table:table-cell table:style-name="ce15" office:value-type="float" office:value="6169510" calcext:value-type="float">
            <text:p>6.169.510 </text:p>
          </table:table-cell>
          <table:table-cell table:style-name="ce25" office:value-type="float" office:value="6576740771" calcext:value-type="float">
            <text:p>6.576.740.77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229375" calcext:value-type="float">
            <text:p>229.375 </text:p>
          </table:table-cell>
          <table:table-cell table:style-name="ce15" office:value-type="float" office:value="687455" calcext:value-type="float">
            <text:p>687.455 </text:p>
          </table:table-cell>
          <table:table-cell table:style-name="ce15" office:value-type="float" office:value="2603566" calcext:value-type="float">
            <text:p>2.603.566 </text:p>
          </table:table-cell>
          <table:table-cell table:style-name="ce15" office:value-type="float" office:value="60198" calcext:value-type="float">
            <text:p>60.198 </text:p>
          </table:table-cell>
          <table:table-cell table:style-name="ce15" office:value-type="float" office:value="11793221" calcext:value-type="float">
            <text:p>11.793.221 </text:p>
          </table:table-cell>
          <table:table-cell table:style-name="ce15" office:value-type="float" office:value="7680739" calcext:value-type="float">
            <text:p>7.680.739 </text:p>
          </table:table-cell>
          <table:table-cell table:style-name="ce15" office:value-type="float" office:value="389310319" calcext:value-type="float">
            <text:p>389.310.319 </text:p>
          </table:table-cell>
          <table:table-cell table:style-name="ce15" office:value-type="float" office:value="8394411" calcext:value-type="float">
            <text:p>8.394.411 </text:p>
          </table:table-cell>
          <table:table-cell table:style-name="ce15" office:value-type="float" office:value="5571827" calcext:value-type="float">
            <text:p>5.571.827 </text:p>
          </table:table-cell>
          <table:table-cell table:style-name="ce15" office:value-type="float" office:value="1110431" calcext:value-type="float">
            <text:p>1.110.431 </text:p>
          </table:table-cell>
          <table:table-cell table:style-name="ce15" office:value-type="float" office:value="40659265" calcext:value-type="float">
            <text:p>40.659.265 </text:p>
          </table:table-cell>
          <table:table-cell table:style-name="ce15" office:value-type="float" office:value="2435255" calcext:value-type="float">
            <text:p>2.435.255 </text:p>
          </table:table-cell>
          <table:table-cell table:style-name="ce15" office:value-type="float" office:value="4273136" calcext:value-type="float">
            <text:p>4.273.136 </text:p>
          </table:table-cell>
          <table:table-cell table:style-name="ce15" office:value-type="float" office:value="3648857" calcext:value-type="float">
            <text:p>3.648.857 </text:p>
          </table:table-cell>
          <table:table-cell table:style-name="ce15" office:value-type="float" office:value="1095130" calcext:value-type="float">
            <text:p>1.095.130 </text:p>
          </table:table-cell>
          <table:table-cell table:style-name="ce15" office:value-type="float" office:value="6977253" calcext:value-type="float">
            <text:p>6.977.253 </text:p>
          </table:table-cell>
          <table:table-cell table:style-name="ce15" office:value-type="float" office:value="368973" calcext:value-type="float">
            <text:p>368.973 </text:p>
          </table:table-cell>
          <table:table-cell table:style-name="ce15" office:value-type="float" office:value="101193217" calcext:value-type="float">
            <text:p>101.193.217 </text:p>
          </table:table-cell>
          <table:table-cell table:style-name="ce15" office:value-type="float" office:value="341937716" calcext:value-type="float">
            <text:p>341.937.716 </text:p>
          </table:table-cell>
          <table:table-cell table:style-name="ce15" office:value-type="float" office:value="5743493" calcext:value-type="float">
            <text:p>5.743.493 </text:p>
          </table:table-cell>
          <table:table-cell table:style-name="ce15" office:value-type="float" office:value="1334987" calcext:value-type="float">
            <text:p>1.334.987 </text:p>
          </table:table-cell>
          <table:table-cell table:style-name="ce15" office:value-type="float" office:value="197031" calcext:value-type="float">
            <text:p>197.031 </text:p>
          </table:table-cell>
          <table:table-cell table:style-name="ce15" office:value-type="float" office:value="55728274" calcext:value-type="float">
            <text:p>55.728.274 </text:p>
          </table:table-cell>
          <table:table-cell table:style-name="ce15" office:value-type="float" office:value="21185803" calcext:value-type="float">
            <text:p>21.185.803 </text:p>
          </table:table-cell>
          <table:table-cell table:style-name="ce15" office:value-type="float" office:value="1731926" calcext:value-type="float">
            <text:p>1.731.926 </text:p>
          </table:table-cell>
          <table:table-cell table:style-name="ce15" office:value-type="float" office:value="1630119665" calcext:value-type="float">
            <text:p>1.630.119.665 </text:p>
          </table:table-cell>
          <table:table-cell table:style-name="ce15" office:value-type="float" office:value="451756" calcext:value-type="float">
            <text:p>451.756 </text:p>
          </table:table-cell>
          <table:table-cell table:style-name="ce25" office:value-type="float" office:value="2646523279" calcext:value-type="float">
            <text:p>2.646.523.27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42333" calcext:value-type="float">
            <text:p>42.333 </text:p>
          </table:table-cell>
          <table:table-cell table:style-name="ce15" office:value-type="float" office:value="177615" calcext:value-type="float">
            <text:p>177.615 </text:p>
          </table:table-cell>
          <table:table-cell table:style-name="ce15" office:value-type="float" office:value="33252850" calcext:value-type="float">
            <text:p>33.252.850 </text:p>
          </table:table-cell>
          <table:table-cell table:style-name="ce15" office:value-type="float" office:value="53993" calcext:value-type="float">
            <text:p>53.993 </text:p>
          </table:table-cell>
          <table:table-cell table:style-name="ce15" office:value-type="float" office:value="2536464" calcext:value-type="float">
            <text:p>2.536.464 </text:p>
          </table:table-cell>
          <table:table-cell table:style-name="ce15" office:value-type="float" office:value="4080852" calcext:value-type="float">
            <text:p>4.080.852 </text:p>
          </table:table-cell>
          <table:table-cell table:style-name="ce15" office:value-type="float" office:value="75634179" calcext:value-type="float">
            <text:p>75.634.179 </text:p>
          </table:table-cell>
          <table:table-cell table:style-name="ce15" office:value-type="float" office:value="3880979" calcext:value-type="float">
            <text:p>3.880.979 </text:p>
          </table:table-cell>
          <table:table-cell table:style-name="ce15" office:value-type="float" office:value="3796524" calcext:value-type="float">
            <text:p>3.796.524 </text:p>
          </table:table-cell>
          <table:table-cell table:style-name="ce15" office:value-type="float" office:value="711180" calcext:value-type="float">
            <text:p>711.180 </text:p>
          </table:table-cell>
          <table:table-cell table:style-name="ce15" office:value-type="float" office:value="31122527" calcext:value-type="float">
            <text:p>31.122.527 </text:p>
          </table:table-cell>
          <table:table-cell table:style-name="ce15" office:value-type="float" office:value="2379862" calcext:value-type="float">
            <text:p>2.379.862 </text:p>
          </table:table-cell>
          <table:table-cell table:style-name="ce15" office:value-type="float" office:value="1075646" calcext:value-type="float">
            <text:p>1.075.646 </text:p>
          </table:table-cell>
          <table:table-cell table:style-name="ce15" office:value-type="float" office:value="1466065" calcext:value-type="float">
            <text:p>1.466.065 </text:p>
          </table:table-cell>
          <table:table-cell table:style-name="ce15" office:value-type="float" office:value="318438" calcext:value-type="float">
            <text:p>318.438 </text:p>
          </table:table-cell>
          <table:table-cell table:style-name="ce15" office:value-type="float" office:value="5894962" calcext:value-type="float">
            <text:p>5.894.962 </text:p>
          </table:table-cell>
          <table:table-cell table:style-name="ce15" office:value-type="float" office:value="147931" calcext:value-type="float">
            <text:p>147.931 </text:p>
          </table:table-cell>
          <table:table-cell table:style-name="ce15" office:value-type="float" office:value="35672122" calcext:value-type="float">
            <text:p>35.672.122 </text:p>
          </table:table-cell>
          <table:table-cell table:style-name="ce15" office:value-type="float" office:value="391669955" calcext:value-type="float">
            <text:p>391.669.955 </text:p>
          </table:table-cell>
          <table:table-cell table:style-name="ce15" office:value-type="float" office:value="1356769" calcext:value-type="float">
            <text:p>1.356.769 </text:p>
          </table:table-cell>
          <table:table-cell table:style-name="ce15" office:value-type="float" office:value="73600" calcext:value-type="float">
            <text:p>73.600 </text:p>
          </table:table-cell>
          <table:table-cell table:style-name="ce15" office:value-type="float" office:value="4468" calcext:value-type="float">
            <text:p>4.468 </text:p>
          </table:table-cell>
          <table:table-cell table:style-name="ce15" office:value-type="float" office:value="27832320" calcext:value-type="float">
            <text:p>27.832.320 </text:p>
          </table:table-cell>
          <table:table-cell table:style-name="ce15" office:value-type="float" office:value="6647742" calcext:value-type="float">
            <text:p>6.647.742 </text:p>
          </table:table-cell>
          <table:table-cell table:style-name="ce15" office:value-type="float" office:value="329515" calcext:value-type="float">
            <text:p>329.515 </text:p>
          </table:table-cell>
          <table:table-cell table:style-name="ce15" office:value-type="float" office:value="707268626" calcext:value-type="float">
            <text:p>707.268.626 </text:p>
          </table:table-cell>
          <table:table-cell table:style-name="ce15" office:value-type="float" office:value="181283" calcext:value-type="float">
            <text:p>181.283 </text:p>
          </table:table-cell>
          <table:table-cell table:style-name="ce25" office:value-type="float" office:value="1337608800" calcext:value-type="float">
            <text:p>1.337.608.80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99347" calcext:value-type="float">
            <text:p>299.347 </text:p>
          </table:table-cell>
          <table:table-cell table:style-name="ce15" office:value-type="float" office:value="1344410" calcext:value-type="float">
            <text:p>1.344.410 </text:p>
          </table:table-cell>
          <table:table-cell table:style-name="ce15" office:value-type="float" office:value="5100800" calcext:value-type="float">
            <text:p>5.100.800 </text:p>
          </table:table-cell>
          <table:table-cell table:style-name="ce15" office:value-type="float" office:value="172091" calcext:value-type="float">
            <text:p>172.091 </text:p>
          </table:table-cell>
          <table:table-cell table:style-name="ce15" office:value-type="float" office:value="9674994" calcext:value-type="float">
            <text:p>9.674.994 </text:p>
          </table:table-cell>
          <table:table-cell table:style-name="ce15" office:value-type="float" office:value="9163845" calcext:value-type="float">
            <text:p>9.163.845 </text:p>
          </table:table-cell>
          <table:table-cell table:style-name="ce15" office:value-type="float" office:value="152471008" calcext:value-type="float">
            <text:p>152.471.008 </text:p>
          </table:table-cell>
          <table:table-cell table:style-name="ce15" office:value-type="float" office:value="6330236" calcext:value-type="float">
            <text:p>6.330.236 </text:p>
          </table:table-cell>
          <table:table-cell table:style-name="ce15" office:value-type="float" office:value="5459749" calcext:value-type="float">
            <text:p>5.459.749 </text:p>
          </table:table-cell>
          <table:table-cell table:style-name="ce15" office:value-type="float" office:value="2212453" calcext:value-type="float">
            <text:p>2.212.453 </text:p>
          </table:table-cell>
          <table:table-cell table:style-name="ce15" office:value-type="float" office:value="35192012" calcext:value-type="float">
            <text:p>35.192.012 </text:p>
          </table:table-cell>
          <table:table-cell table:style-name="ce15" office:value-type="float" office:value="2153536" calcext:value-type="float">
            <text:p>2.153.536 </text:p>
          </table:table-cell>
          <table:table-cell table:style-name="ce15" office:value-type="float" office:value="3029194" calcext:value-type="float">
            <text:p>3.029.194 </text:p>
          </table:table-cell>
          <table:table-cell table:style-name="ce15" office:value-type="float" office:value="4568120" calcext:value-type="float">
            <text:p>4.568.120 </text:p>
          </table:table-cell>
          <table:table-cell table:style-name="ce15" office:value-type="float" office:value="1840207" calcext:value-type="float">
            <text:p>1.840.207 </text:p>
          </table:table-cell>
          <table:table-cell table:style-name="ce15" office:value-type="float" office:value="8500235" calcext:value-type="float">
            <text:p>8.500.235 </text:p>
          </table:table-cell>
          <table:table-cell table:style-name="ce15" office:value-type="float" office:value="1459576" calcext:value-type="float">
            <text:p>1.459.576 </text:p>
          </table:table-cell>
          <table:table-cell table:style-name="ce15" office:value-type="float" office:value="24095609" calcext:value-type="float">
            <text:p>24.095.609 </text:p>
          </table:table-cell>
          <table:table-cell table:style-name="ce15" office:value-type="float" office:value="114140159" calcext:value-type="float">
            <text:p>114.140.159 </text:p>
          </table:table-cell>
          <table:table-cell table:style-name="ce15" office:value-type="float" office:value="1592213" calcext:value-type="float">
            <text:p>1.592.213 </text:p>
          </table:table-cell>
          <table:table-cell table:style-name="ce15" office:value-type="float" office:value="599757" calcext:value-type="float">
            <text:p>599.757 </text:p>
          </table:table-cell>
          <table:table-cell table:style-name="ce15" office:value-type="float" office:value="174683" calcext:value-type="float">
            <text:p>174.683 </text:p>
          </table:table-cell>
          <table:table-cell table:style-name="ce15" office:value-type="float" office:value="30589720" calcext:value-type="float">
            <text:p>30.589.720 </text:p>
          </table:table-cell>
          <table:table-cell table:style-name="ce15" office:value-type="float" office:value="16487890" calcext:value-type="float">
            <text:p>16.487.890 </text:p>
          </table:table-cell>
          <table:table-cell table:style-name="ce15" office:value-type="float" office:value="1730275" calcext:value-type="float">
            <text:p>1.730.275 </text:p>
          </table:table-cell>
          <table:table-cell table:style-name="ce15" office:value-type="float" office:value="360032081" calcext:value-type="float">
            <text:p>360.032.081 </text:p>
          </table:table-cell>
          <table:table-cell table:style-name="ce15" office:value-type="float" office:value="567313" calcext:value-type="float">
            <text:p>567.313 </text:p>
          </table:table-cell>
          <table:table-cell table:style-name="ce25" office:value-type="float" office:value="798981514" calcext:value-type="float">
            <text:p>798.981.51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5129" calcext:value-type="float">
            <text:p>55.129 </text:p>
          </table:table-cell>
          <table:table-cell table:style-name="ce15" office:value-type="float" office:value="212945" calcext:value-type="float">
            <text:p>212.945 </text:p>
          </table:table-cell>
          <table:table-cell table:style-name="ce15" office:value-type="float" office:value="6111319" calcext:value-type="float">
            <text:p>6.111.319 </text:p>
          </table:table-cell>
          <table:table-cell table:style-name="ce15" office:value-type="float" office:value="60855" calcext:value-type="float">
            <text:p>60.855 </text:p>
          </table:table-cell>
          <table:table-cell table:style-name="ce15" office:value-type="float" office:value="3739806" calcext:value-type="float">
            <text:p>3.739.806 </text:p>
          </table:table-cell>
          <table:table-cell table:style-name="ce15" office:value-type="float" office:value="8703459" calcext:value-type="float">
            <text:p>8.703.459 </text:p>
          </table:table-cell>
          <table:table-cell table:style-name="ce15" office:value-type="float" office:value="571717424" calcext:value-type="float">
            <text:p>571.717.424 </text:p>
          </table:table-cell>
          <table:table-cell table:style-name="ce15" office:value-type="float" office:value="11627906" calcext:value-type="float">
            <text:p>11.627.906 </text:p>
          </table:table-cell>
          <table:table-cell table:style-name="ce15" office:value-type="float" office:value="3159383" calcext:value-type="float">
            <text:p>3.159.383 </text:p>
          </table:table-cell>
          <table:table-cell table:style-name="ce15" office:value-type="float" office:value="315769" calcext:value-type="float">
            <text:p>315.769 </text:p>
          </table:table-cell>
          <table:table-cell table:style-name="ce15" office:value-type="float" office:value="41416932" calcext:value-type="float">
            <text:p>41.416.932 </text:p>
          </table:table-cell>
          <table:table-cell table:style-name="ce15" office:value-type="float" office:value="1562709" calcext:value-type="float">
            <text:p>1.562.709 </text:p>
          </table:table-cell>
          <table:table-cell table:style-name="ce15" office:value-type="float" office:value="4823524" calcext:value-type="float">
            <text:p>4.823.524 </text:p>
          </table:table-cell>
          <table:table-cell table:style-name="ce15" office:value-type="float" office:value="8869366" calcext:value-type="float">
            <text:p>8.869.366 </text:p>
          </table:table-cell>
          <table:table-cell table:style-name="ce15" office:value-type="float" office:value="517639" calcext:value-type="float">
            <text:p>517.639 </text:p>
          </table:table-cell>
          <table:table-cell table:style-name="ce15" office:value-type="float" office:value="7591165" calcext:value-type="float">
            <text:p>7.591.165 </text:p>
          </table:table-cell>
          <table:table-cell table:style-name="ce15" office:value-type="float" office:value="67124" calcext:value-type="float">
            <text:p>67.124 </text:p>
          </table:table-cell>
          <table:table-cell table:style-name="ce15" office:value-type="float" office:value="126889324" calcext:value-type="float">
            <text:p>126.889.324 </text:p>
          </table:table-cell>
          <table:table-cell table:style-name="ce15" office:value-type="float" office:value="113966782" calcext:value-type="float">
            <text:p>113.966.782 </text:p>
          </table:table-cell>
          <table:table-cell table:style-name="ce15" office:value-type="float" office:value="414503" calcext:value-type="float">
            <text:p>414.503 </text:p>
          </table:table-cell>
          <table:table-cell table:style-name="ce15" office:value-type="float" office:value="1527995" calcext:value-type="float">
            <text:p>1.527.995 </text:p>
          </table:table-cell>
          <table:table-cell table:style-name="ce15" office:value-type="float" office:value="9972" calcext:value-type="float">
            <text:p>9.972 </text:p>
          </table:table-cell>
          <table:table-cell table:style-name="ce15" office:value-type="float" office:value="48963908" calcext:value-type="float">
            <text:p>48.963.908 </text:p>
          </table:table-cell>
          <table:table-cell table:style-name="ce15" office:value-type="float" office:value="8898611" calcext:value-type="float">
            <text:p>8.898.611 </text:p>
          </table:table-cell>
          <table:table-cell table:style-name="ce15" office:value-type="float" office:value="2366307" calcext:value-type="float">
            <text:p>2.366.307 </text:p>
          </table:table-cell>
          <table:table-cell table:style-name="ce15" office:value-type="float" office:value="1536430920" calcext:value-type="float">
            <text:p>1.536.430.920 </text:p>
          </table:table-cell>
          <table:table-cell table:style-name="ce15" office:value-type="float" office:value="103538" calcext:value-type="float">
            <text:p>103.538 </text:p>
          </table:table-cell>
          <table:table-cell table:style-name="ce25" office:value-type="float" office:value="2510124314" calcext:value-type="float">
            <text:p>2.510.124.31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427394" calcext:value-type="float">
            <text:p>427.394 </text:p>
          </table:table-cell>
          <table:table-cell table:style-name="ce15" office:value-type="float" office:value="1115126" calcext:value-type="float">
            <text:p>1.115.126 </text:p>
          </table:table-cell>
          <table:table-cell table:style-name="ce15" office:value-type="float" office:value="1056505" calcext:value-type="float">
            <text:p>1.056.505 </text:p>
          </table:table-cell>
          <table:table-cell table:style-name="ce15" office:value-type="float" office:value="516567" calcext:value-type="float">
            <text:p>516.567 </text:p>
          </table:table-cell>
          <table:table-cell table:style-name="ce15" office:value-type="float" office:value="25294733" calcext:value-type="float">
            <text:p>25.294.733 </text:p>
          </table:table-cell>
          <table:table-cell table:style-name="ce15" office:value-type="float" office:value="1950196" calcext:value-type="float">
            <text:p>1.950.196 </text:p>
          </table:table-cell>
          <table:table-cell table:style-name="ce15" office:value-type="float" office:value="746043" calcext:value-type="float">
            <text:p>746.043 </text:p>
          </table:table-cell>
          <table:table-cell table:style-name="ce15" office:value-type="float" office:value="5484096" calcext:value-type="float">
            <text:p>5.484.096 </text:p>
          </table:table-cell>
          <table:table-cell table:style-name="ce15" office:value-type="float" office:value="51566357" calcext:value-type="float">
            <text:p>51.566.357 </text:p>
          </table:table-cell>
          <table:table-cell table:style-name="ce15" office:value-type="float" office:value="4415584" calcext:value-type="float">
            <text:p>4.415.584 </text:p>
          </table:table-cell>
          <table:table-cell table:style-name="ce15" office:value-type="float" office:value="71440396" calcext:value-type="float">
            <text:p>71.440.396 </text:p>
          </table:table-cell>
          <table:table-cell table:style-name="ce15" office:value-type="float" office:value="75068034" calcext:value-type="float">
            <text:p>75.068.034 </text:p>
          </table:table-cell>
          <table:table-cell table:style-name="ce15" office:value-type="float" office:value="66179977" calcext:value-type="float">
            <text:p>66.179.977 </text:p>
          </table:table-cell>
          <table:table-cell table:style-name="ce15" office:value-type="float" office:value="8016165" calcext:value-type="float">
            <text:p>8.016.165 </text:p>
          </table:table-cell>
          <table:table-cell table:style-name="ce15" office:value-type="float" office:value="1132669" calcext:value-type="float">
            <text:p>1.132.669 </text:p>
          </table:table-cell>
          <table:table-cell table:style-name="ce15" office:value-type="float" office:value="2288804" calcext:value-type="float">
            <text:p>2.288.804 </text:p>
          </table:table-cell>
          <table:table-cell table:style-name="ce15" office:value-type="float" office:value="5277543" calcext:value-type="float">
            <text:p>5.277.543 </text:p>
          </table:table-cell>
          <table:table-cell table:style-name="ce15" office:value-type="float" office:value="64433209" calcext:value-type="float">
            <text:p>64.433.209 </text:p>
          </table:table-cell>
          <table:table-cell table:style-name="ce15" office:value-type="float" office:value="5755505" calcext:value-type="float">
            <text:p>5.755.505 </text:p>
          </table:table-cell>
          <table:table-cell table:style-name="ce15" office:value-type="float" office:value="1381206" calcext:value-type="float">
            <text:p>1.381.206 </text:p>
          </table:table-cell>
          <table:table-cell table:style-name="ce15" office:value-type="float" office:value="1969335" calcext:value-type="float">
            <text:p>1.969.335 </text:p>
          </table:table-cell>
          <table:table-cell table:style-name="ce15" office:value-type="float" office:value="459708" calcext:value-type="float">
            <text:p>459.708 </text:p>
          </table:table-cell>
          <table:table-cell table:style-name="ce15" office:value-type="float" office:value="54369980" calcext:value-type="float">
            <text:p>54.369.980 </text:p>
          </table:table-cell>
          <table:table-cell table:style-name="ce15" office:value-type="float" office:value="12165202" calcext:value-type="float">
            <text:p>12.165.202 </text:p>
          </table:table-cell>
          <table:table-cell table:style-name="ce15" office:value-type="float" office:value="1299696" calcext:value-type="float">
            <text:p>1.299.696 </text:p>
          </table:table-cell>
          <table:table-cell table:style-name="ce15" office:value-type="float" office:value="123262451" calcext:value-type="float">
            <text:p>123.262.451 </text:p>
          </table:table-cell>
          <table:table-cell table:style-name="ce15" office:value-type="float" office:value="7665840" calcext:value-type="float">
            <text:p>7.665.840 </text:p>
          </table:table-cell>
          <table:table-cell table:style-name="ce25" office:value-type="float" office:value="594738324" calcext:value-type="float">
            <text:p>594.738.32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9213678" calcext:value-type="float">
            <text:p>9.213.678 </text:p>
          </table:table-cell>
          <table:table-cell table:style-name="ce15" office:value-type="float" office:value="32255384" calcext:value-type="float">
            <text:p>32.255.384 </text:p>
          </table:table-cell>
          <table:table-cell table:style-name="ce15" office:value-type="float" office:value="305675949" calcext:value-type="float">
            <text:p>305.675.949 </text:p>
          </table:table-cell>
          <table:table-cell table:style-name="ce15" office:value-type="float" office:value="7592694" calcext:value-type="float">
            <text:p>7.592.694 </text:p>
          </table:table-cell>
          <table:table-cell table:style-name="ce15" office:value-type="float" office:value="380218794" calcext:value-type="float">
            <text:p>380.218.794 </text:p>
          </table:table-cell>
          <table:table-cell table:style-name="ce15" office:value-type="float" office:value="271671647" calcext:value-type="float">
            <text:p>271.671.647 </text:p>
          </table:table-cell>
          <table:table-cell table:style-name="ce15" office:value-type="float" office:value="800970291" calcext:value-type="float">
            <text:p>800.970.291 </text:p>
          </table:table-cell>
          <table:table-cell table:style-name="ce15" office:value-type="float" office:value="318363453" calcext:value-type="float">
            <text:p>318.363.453 </text:p>
          </table:table-cell>
          <table:table-cell table:style-name="ce15" office:value-type="float" office:value="178905007" calcext:value-type="float">
            <text:p>178.905.007 </text:p>
          </table:table-cell>
          <table:table-cell table:style-name="ce15" office:value-type="float" office:value="162209320" calcext:value-type="float">
            <text:p>162.209.320 </text:p>
          </table:table-cell>
          <table:table-cell table:style-name="ce15" office:value-type="float" office:value="916658424" calcext:value-type="float">
            <text:p>916.658.424 </text:p>
          </table:table-cell>
          <table:table-cell table:style-name="ce15" office:value-type="float" office:value="65397021" calcext:value-type="float">
            <text:p>65.397.021 </text:p>
          </table:table-cell>
          <table:table-cell table:style-name="ce15" office:value-type="float" office:value="94098006" calcext:value-type="float">
            <text:p>94.098.006 </text:p>
          </table:table-cell>
          <table:table-cell table:style-name="ce15" office:value-type="float" office:value="98932885" calcext:value-type="float">
            <text:p>98.932.885 </text:p>
          </table:table-cell>
          <table:table-cell table:style-name="ce15" office:value-type="float" office:value="52366096" calcext:value-type="float">
            <text:p>52.366.096 </text:p>
          </table:table-cell>
          <table:table-cell table:style-name="ce15" office:value-type="float" office:value="329370584" calcext:value-type="float">
            <text:p>329.370.584 </text:p>
          </table:table-cell>
          <table:table-cell table:style-name="ce15" office:value-type="float" office:value="38615568" calcext:value-type="float">
            <text:p>38.615.568 </text:p>
          </table:table-cell>
          <table:table-cell table:style-name="ce15" office:value-type="float" office:value="891915348" calcext:value-type="float">
            <text:p>891.915.348 </text:p>
          </table:table-cell>
          <table:table-cell table:style-name="ce15" office:value-type="float" office:value="2639961249" calcext:value-type="float">
            <text:p>2.639.961.249 </text:p>
          </table:table-cell>
          <table:table-cell table:style-name="ce15" office:value-type="float" office:value="51665960" calcext:value-type="float">
            <text:p>51.665.960 </text:p>
          </table:table-cell>
          <table:table-cell table:style-name="ce15" office:value-type="float" office:value="26891076" calcext:value-type="float">
            <text:p>26.891.076 </text:p>
          </table:table-cell>
          <table:table-cell table:style-name="ce15" office:value-type="float" office:value="7077229" calcext:value-type="float">
            <text:p>7.077.229 </text:p>
          </table:table-cell>
          <table:table-cell table:style-name="ce15" office:value-type="float" office:value="813658094" calcext:value-type="float">
            <text:p>813.658.094 </text:p>
          </table:table-cell>
          <table:table-cell table:style-name="ce15" office:value-type="float" office:value="789484496" calcext:value-type="float">
            <text:p>789.484.496 </text:p>
          </table:table-cell>
          <table:table-cell table:style-name="ce15" office:value-type="float" office:value="35656732" calcext:value-type="float">
            <text:p>35.656.732 </text:p>
          </table:table-cell>
          <table:table-cell table:style-name="ce15" office:value-type="float" office:value="6995367787" calcext:value-type="float">
            <text:p>6.995.367.787 </text:p>
          </table:table-cell>
          <table:table-cell table:style-name="ce15" office:value-type="float" office:value="24885494" calcext:value-type="float">
            <text:p>24.885.494 </text:p>
          </table:table-cell>
          <table:table-cell table:style-name="ce25" office:value-type="float" office:value="16339078263" calcext:value-type="float">
            <text:p>16.339.078.26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873" calcext:value-type="float">
            <text:p>2.873 </text:p>
          </table:table-cell>
          <table:table-cell table:style-name="ce15" office:value-type="float" office:value="121290" calcext:value-type="float">
            <text:p>121.290 </text:p>
          </table:table-cell>
          <table:table-cell table:style-name="ce15" office:value-type="float" office:value="129047" calcext:value-type="float">
            <text:p>129.047 </text:p>
          </table:table-cell>
          <table:table-cell table:style-name="ce15" office:value-type="float" office:value="22917" calcext:value-type="float">
            <text:p>22.917 </text:p>
          </table:table-cell>
          <table:table-cell table:style-name="ce15" office:value-type="float" office:value="2267066" calcext:value-type="float">
            <text:p>2.267.066 </text:p>
          </table:table-cell>
          <table:table-cell table:style-name="ce15" office:value-type="float" office:value="14369071" calcext:value-type="float">
            <text:p>14.369.071 </text:p>
          </table:table-cell>
          <table:table-cell table:style-name="ce15" office:value-type="float" office:value="406409818" calcext:value-type="float">
            <text:p>406.409.818 </text:p>
          </table:table-cell>
          <table:table-cell table:style-name="ce15" office:value-type="float" office:value="6795476" calcext:value-type="float">
            <text:p>6.795.476 </text:p>
          </table:table-cell>
          <table:table-cell table:style-name="ce15" office:value-type="float" office:value="743556" calcext:value-type="float">
            <text:p>743.556 </text:p>
          </table:table-cell>
          <table:table-cell table:style-name="ce15" office:value-type="float" office:value="56918" calcext:value-type="float">
            <text:p>56.918 </text:p>
          </table:table-cell>
          <table:table-cell table:style-name="ce15" office:value-type="float" office:value="7151737" calcext:value-type="float">
            <text:p>7.151.737 </text:p>
          </table:table-cell>
          <table:table-cell table:style-name="ce15" office:value-type="float" office:value="72817" calcext:value-type="float">
            <text:p>72.817 </text:p>
          </table:table-cell>
          <table:table-cell table:style-name="ce15" office:value-type="float" office:value="201413" calcext:value-type="float">
            <text:p>201.413 </text:p>
          </table:table-cell>
          <table:table-cell table:style-name="ce15" office:value-type="float" office:value="8093043" calcext:value-type="float">
            <text:p>8.093.043 </text:p>
          </table:table-cell>
          <table:table-cell table:style-name="ce15" office:value-type="float" office:value="83111" calcext:value-type="float">
            <text:p>83.111 </text:p>
          </table:table-cell>
          <table:table-cell table:style-name="ce15" office:value-type="float" office:value="8428561" calcext:value-type="float">
            <text:p>8.428.561 </text:p>
          </table:table-cell>
          <table:table-cell table:style-name="ce15" office:value-type="float" office:value="79900" calcext:value-type="float">
            <text:p>79.900 </text:p>
          </table:table-cell>
          <table:table-cell table:style-name="ce15" office:value-type="float" office:value="13879610" calcext:value-type="float">
            <text:p>13.879.610 </text:p>
          </table:table-cell>
          <table:table-cell table:style-name="ce15" office:value-type="float" office:value="99772318" calcext:value-type="float">
            <text:p>99.772.318 </text:p>
          </table:table-cell>
          <table:table-cell table:style-name="ce15" office:value-type="float" office:value="116027" calcext:value-type="float">
            <text:p>116.027 </text:p>
          </table:table-cell>
          <table:table-cell table:style-name="ce15" office:value-type="float" office:value="20029" calcext:value-type="float">
            <text:p>20.029 </text:p>
          </table:table-cell>
          <table:table-cell table:style-name="ce15" office:value-type="float" office:value="7181" calcext:value-type="float">
            <text:p>7.181 </text:p>
          </table:table-cell>
          <table:table-cell table:style-name="ce15" office:value-type="float" office:value="28728365" calcext:value-type="float">
            <text:p>28.728.365 </text:p>
          </table:table-cell>
          <table:table-cell table:style-name="ce15" office:value-type="float" office:value="1867994" calcext:value-type="float">
            <text:p>1.867.994 </text:p>
          </table:table-cell>
          <table:table-cell table:style-name="ce15" office:value-type="float" office:value="1279347" calcext:value-type="float">
            <text:p>1.279.347 </text:p>
          </table:table-cell>
          <table:table-cell table:style-name="ce15" office:value-type="float" office:value="775167123" calcext:value-type="float">
            <text:p>775.167.123 </text:p>
          </table:table-cell>
          <table:table-cell table:style-name="ce15" office:value-type="float" office:value="28143" calcext:value-type="float">
            <text:p>28.143 </text:p>
          </table:table-cell>
          <table:table-cell table:style-name="ce25" office:value-type="float" office:value="1375894755" calcext:value-type="float">
            <text:p>1.375.894.75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9210805" calcext:value-type="float">
            <text:p>9.210.805 </text:p>
          </table:table-cell>
          <table:table-cell table:style-name="ce15" office:value-type="float" office:value="32134094" calcext:value-type="float">
            <text:p>32.134.094 </text:p>
          </table:table-cell>
          <table:table-cell table:style-name="ce15" office:value-type="float" office:value="305546903" calcext:value-type="float">
            <text:p>305.546.903 </text:p>
          </table:table-cell>
          <table:table-cell table:style-name="ce15" office:value-type="float" office:value="7569777" calcext:value-type="float">
            <text:p>7.569.777 </text:p>
          </table:table-cell>
          <table:table-cell table:style-name="ce15" office:value-type="float" office:value="377951728" calcext:value-type="float">
            <text:p>377.951.728 </text:p>
          </table:table-cell>
          <table:table-cell table:style-name="ce15" office:value-type="float" office:value="257302575" calcext:value-type="float">
            <text:p>257.302.575 </text:p>
          </table:table-cell>
          <table:table-cell table:style-name="ce15" office:value-type="float" office:value="394560473" calcext:value-type="float">
            <text:p>394.560.473 </text:p>
          </table:table-cell>
          <table:table-cell table:style-name="ce15" office:value-type="float" office:value="311567977" calcext:value-type="float">
            <text:p>311.567.977 </text:p>
          </table:table-cell>
          <table:table-cell table:style-name="ce15" office:value-type="float" office:value="178161451" calcext:value-type="float">
            <text:p>178.161.451 </text:p>
          </table:table-cell>
          <table:table-cell table:style-name="ce15" office:value-type="float" office:value="162152402" calcext:value-type="float">
            <text:p>162.152.402 </text:p>
          </table:table-cell>
          <table:table-cell table:style-name="ce15" office:value-type="float" office:value="909506687" calcext:value-type="float">
            <text:p>909.506.687 </text:p>
          </table:table-cell>
          <table:table-cell table:style-name="ce15" office:value-type="float" office:value="65324204" calcext:value-type="float">
            <text:p>65.324.204 </text:p>
          </table:table-cell>
          <table:table-cell table:style-name="ce15" office:value-type="float" office:value="93896593" calcext:value-type="float">
            <text:p>93.896.593 </text:p>
          </table:table-cell>
          <table:table-cell table:style-name="ce15" office:value-type="float" office:value="90839842" calcext:value-type="float">
            <text:p>90.839.842 </text:p>
          </table:table-cell>
          <table:table-cell table:style-name="ce15" office:value-type="float" office:value="52282985" calcext:value-type="float">
            <text:p>52.282.985 </text:p>
          </table:table-cell>
          <table:table-cell table:style-name="ce15" office:value-type="float" office:value="320942023" calcext:value-type="float">
            <text:p>320.942.023 </text:p>
          </table:table-cell>
          <table:table-cell table:style-name="ce15" office:value-type="float" office:value="38535668" calcext:value-type="float">
            <text:p>38.535.668 </text:p>
          </table:table-cell>
          <table:table-cell table:style-name="ce15" office:value-type="float" office:value="878035738" calcext:value-type="float">
            <text:p>878.035.738 </text:p>
          </table:table-cell>
          <table:table-cell table:style-name="ce15" office:value-type="float" office:value="2540188931" calcext:value-type="float">
            <text:p>2.540.188.931 </text:p>
          </table:table-cell>
          <table:table-cell table:style-name="ce15" office:value-type="float" office:value="51549933" calcext:value-type="float">
            <text:p>51.549.933 </text:p>
          </table:table-cell>
          <table:table-cell table:style-name="ce15" office:value-type="float" office:value="26871047" calcext:value-type="float">
            <text:p>26.871.047 </text:p>
          </table:table-cell>
          <table:table-cell table:style-name="ce15" office:value-type="float" office:value="7070048" calcext:value-type="float">
            <text:p>7.070.048 </text:p>
          </table:table-cell>
          <table:table-cell table:style-name="ce15" office:value-type="float" office:value="784929729" calcext:value-type="float">
            <text:p>784.929.729 </text:p>
          </table:table-cell>
          <table:table-cell table:style-name="ce15" office:value-type="float" office:value="787616502" calcext:value-type="float">
            <text:p>787.616.502 </text:p>
          </table:table-cell>
          <table:table-cell table:style-name="ce15" office:value-type="float" office:value="34377385" calcext:value-type="float">
            <text:p>34.377.385 </text:p>
          </table:table-cell>
          <table:table-cell table:style-name="ce15" office:value-type="float" office:value="6220200663" calcext:value-type="float">
            <text:p>6.220.200.663 </text:p>
          </table:table-cell>
          <table:table-cell table:style-name="ce15" office:value-type="float" office:value="24857350" calcext:value-type="float">
            <text:p>24.857.350 </text:p>
          </table:table-cell>
          <table:table-cell table:style-name="ce25" office:value-type="float" office:value="14963183508" calcext:value-type="float">
            <text:p>14.963.183.5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2950673" calcext:value-type="float">
            <text:p>2.950.673 </text:p>
          </table:table-cell>
          <table:table-cell table:style-name="ce15" office:value-type="float" office:value="11765432" calcext:value-type="float">
            <text:p>11.765.432 </text:p>
          </table:table-cell>
          <table:table-cell table:style-name="ce15" office:value-type="float" office:value="78291381" calcext:value-type="float">
            <text:p>78.291.381 </text:p>
          </table:table-cell>
          <table:table-cell table:style-name="ce15" office:value-type="float" office:value="3272106" calcext:value-type="float">
            <text:p>3.272.106 </text:p>
          </table:table-cell>
          <table:table-cell table:style-name="ce15" office:value-type="float" office:value="113702234" calcext:value-type="float">
            <text:p>113.702.234 </text:p>
          </table:table-cell>
          <table:table-cell table:style-name="ce15" office:value-type="float" office:value="71112429" calcext:value-type="float">
            <text:p>71.112.429 </text:p>
          </table:table-cell>
          <table:table-cell table:style-name="ce15" office:value-type="float" office:value="323238611" calcext:value-type="float">
            <text:p>323.238.611 </text:p>
          </table:table-cell>
          <table:table-cell table:style-name="ce15" office:value-type="float" office:value="89605015" calcext:value-type="float">
            <text:p>89.605.015 </text:p>
          </table:table-cell>
          <table:table-cell table:style-name="ce15" office:value-type="float" office:value="62552524" calcext:value-type="float">
            <text:p>62.552.524 </text:p>
          </table:table-cell>
          <table:table-cell table:style-name="ce15" office:value-type="float" office:value="46569307" calcext:value-type="float">
            <text:p>46.569.307 </text:p>
          </table:table-cell>
          <table:table-cell table:style-name="ce15" office:value-type="float" office:value="259924638" calcext:value-type="float">
            <text:p>259.924.638 </text:p>
          </table:table-cell>
          <table:table-cell table:style-name="ce15" office:value-type="float" office:value="23098814" calcext:value-type="float">
            <text:p>23.098.814 </text:p>
          </table:table-cell>
          <table:table-cell table:style-name="ce15" office:value-type="float" office:value="35203252" calcext:value-type="float">
            <text:p>35.203.252 </text:p>
          </table:table-cell>
          <table:table-cell table:style-name="ce15" office:value-type="float" office:value="35745459" calcext:value-type="float">
            <text:p>35.745.459 </text:p>
          </table:table-cell>
          <table:table-cell table:style-name="ce15" office:value-type="float" office:value="18160778" calcext:value-type="float">
            <text:p>18.160.778 </text:p>
          </table:table-cell>
          <table:table-cell table:style-name="ce15" office:value-type="float" office:value="90108485" calcext:value-type="float">
            <text:p>90.108.485 </text:p>
          </table:table-cell>
          <table:table-cell table:style-name="ce15" office:value-type="float" office:value="13701200" calcext:value-type="float">
            <text:p>13.701.200 </text:p>
          </table:table-cell>
          <table:table-cell table:style-name="ce15" office:value-type="float" office:value="229125675" calcext:value-type="float">
            <text:p>229.125.675 </text:p>
          </table:table-cell>
          <table:table-cell table:style-name="ce15" office:value-type="float" office:value="665344816" calcext:value-type="float">
            <text:p>665.344.816 </text:p>
          </table:table-cell>
          <table:table-cell table:style-name="ce15" office:value-type="float" office:value="16844590" calcext:value-type="float">
            <text:p>16.844.590 </text:p>
          </table:table-cell>
          <table:table-cell table:style-name="ce15" office:value-type="float" office:value="11681824" calcext:value-type="float">
            <text:p>11.681.824 </text:p>
          </table:table-cell>
          <table:table-cell table:style-name="ce15" office:value-type="float" office:value="2702663" calcext:value-type="float">
            <text:p>2.702.663 </text:p>
          </table:table-cell>
          <table:table-cell table:style-name="ce15" office:value-type="float" office:value="213173291" calcext:value-type="float">
            <text:p>213.173.291 </text:p>
          </table:table-cell>
          <table:table-cell table:style-name="ce15" office:value-type="float" office:value="192705416" calcext:value-type="float">
            <text:p>192.705.416 </text:p>
          </table:table-cell>
          <table:table-cell table:style-name="ce15" office:value-type="float" office:value="11589932" calcext:value-type="float">
            <text:p>11.589.932 </text:p>
          </table:table-cell>
          <table:table-cell table:style-name="ce15" office:value-type="float" office:value="1625303843" calcext:value-type="float">
            <text:p>1.625.303.843 </text:p>
          </table:table-cell>
          <table:table-cell table:style-name="ce15" office:value-type="float" office:value="8563216" calcext:value-type="float">
            <text:p>8.563.216 </text:p>
          </table:table-cell>
          <table:table-cell table:style-name="ce25" office:value-type="float" office:value="4256037601" calcext:value-type="float">
            <text:p>4.256.037.60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57" calcext:value-type="float">
            <text:p>457 </text:p>
          </table:table-cell>
          <table:table-cell table:style-name="ce15" office:value-type="float" office:value="20841" calcext:value-type="float">
            <text:p>20.841 </text:p>
          </table:table-cell>
          <table:table-cell table:style-name="ce15" office:value-type="float" office:value="21438" calcext:value-type="float">
            <text:p>21.438 </text:p>
          </table:table-cell>
          <table:table-cell table:style-name="ce15" office:value-type="float" office:value="3736" calcext:value-type="float">
            <text:p>3.736 </text:p>
          </table:table-cell>
          <table:table-cell table:style-name="ce15" office:value-type="float" office:value="366151" calcext:value-type="float">
            <text:p>366.151 </text:p>
          </table:table-cell>
          <table:table-cell table:style-name="ce15" office:value-type="float" office:value="2337534" calcext:value-type="float">
            <text:p>2.337.534 </text:p>
          </table:table-cell>
          <table:table-cell table:style-name="ce15" office:value-type="float" office:value="65792759" calcext:value-type="float">
            <text:p>65.792.759 </text:p>
          </table:table-cell>
          <table:table-cell table:style-name="ce15" office:value-type="float" office:value="625915" calcext:value-type="float">
            <text:p>625.915 </text:p>
          </table:table-cell>
          <table:table-cell table:style-name="ce15" office:value-type="float" office:value="119532" calcext:value-type="float">
            <text:p>119.532 </text:p>
          </table:table-cell>
          <table:table-cell table:style-name="ce15" office:value-type="float" office:value="9137" calcext:value-type="float">
            <text:p>9.137 </text:p>
          </table:table-cell>
          <table:table-cell table:style-name="ce15" office:value-type="float" office:value="1062686" calcext:value-type="float">
            <text:p>1.062.686 </text:p>
          </table:table-cell>
          <table:table-cell table:style-name="ce15" office:value-type="float" office:value="12433" calcext:value-type="float">
            <text:p>12.433 </text:p>
          </table:table-cell>
          <table:table-cell table:style-name="ce15" office:value-type="float" office:value="34196" calcext:value-type="float">
            <text:p>34.196 </text:p>
          </table:table-cell>
          <table:table-cell table:style-name="ce15" office:value-type="float" office:value="1318551" calcext:value-type="float">
            <text:p>1.318.551 </text:p>
          </table:table-cell>
          <table:table-cell table:style-name="ce15" office:value-type="float" office:value="10539" calcext:value-type="float">
            <text:p>10.539 </text:p>
          </table:table-cell>
          <table:table-cell table:style-name="ce15" office:value-type="float" office:value="1368194" calcext:value-type="float">
            <text:p>1.368.194 </text:p>
          </table:table-cell>
          <table:table-cell table:style-name="ce15" office:value-type="float" office:value="13616" calcext:value-type="float">
            <text:p>13.616 </text:p>
          </table:table-cell>
          <table:table-cell table:style-name="ce15" office:value-type="float" office:value="2262096" calcext:value-type="float">
            <text:p>2.262.096 </text:p>
          </table:table-cell>
          <table:table-cell table:style-name="ce15" office:value-type="float" office:value="15772371" calcext:value-type="float">
            <text:p>15.772.371 </text:p>
          </table:table-cell>
          <table:table-cell table:style-name="ce15" office:value-type="float" office:value="19902" calcext:value-type="float">
            <text:p>19.902 </text:p>
          </table:table-cell>
          <table:table-cell table:style-name="ce15" office:value-type="float" office:value="3409" calcext:value-type="float">
            <text:p>3.409 </text:p>
          </table:table-cell>
          <table:table-cell table:style-name="ce15" office:value-type="float" office:value="1096" calcext:value-type="float">
            <text:p>1.096 </text:p>
          </table:table-cell>
          <table:table-cell table:style-name="ce15" office:value-type="float" office:value="4698212" calcext:value-type="float">
            <text:p>4.698.212 </text:p>
          </table:table-cell>
          <table:table-cell table:style-name="ce15" office:value-type="float" office:value="309430" calcext:value-type="float">
            <text:p>309.430 </text:p>
          </table:table-cell>
          <table:table-cell table:style-name="ce15" office:value-type="float" office:value="50844" calcext:value-type="float">
            <text:p>50.844 </text:p>
          </table:table-cell>
          <table:table-cell table:style-name="ce15" office:value-type="float" office:value="101459771" calcext:value-type="float">
            <text:p>101.459.771 </text:p>
          </table:table-cell>
          <table:table-cell table:style-name="ce15" office:value-type="float" office:value="4844" calcext:value-type="float">
            <text:p>4.844 </text:p>
          </table:table-cell>
          <table:table-cell table:style-name="ce25" office:value-type="float" office:value="197699689" calcext:value-type="float">
            <text:p>197.699.68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2950216" calcext:value-type="float">
            <text:p>2.950.216 </text:p>
          </table:table-cell>
          <table:table-cell table:style-name="ce15" office:value-type="float" office:value="11744591" calcext:value-type="float">
            <text:p>11.744.591 </text:p>
          </table:table-cell>
          <table:table-cell table:style-name="ce15" office:value-type="float" office:value="78269943" calcext:value-type="float">
            <text:p>78.269.943 </text:p>
          </table:table-cell>
          <table:table-cell table:style-name="ce15" office:value-type="float" office:value="3268369" calcext:value-type="float">
            <text:p>3.268.369 </text:p>
          </table:table-cell>
          <table:table-cell table:style-name="ce15" office:value-type="float" office:value="113336083" calcext:value-type="float">
            <text:p>113.336.083 </text:p>
          </table:table-cell>
          <table:table-cell table:style-name="ce15" office:value-type="float" office:value="68774895" calcext:value-type="float">
            <text:p>68.774.895 </text:p>
          </table:table-cell>
          <table:table-cell table:style-name="ce15" office:value-type="float" office:value="257445852" calcext:value-type="float">
            <text:p>257.445.852 </text:p>
          </table:table-cell>
          <table:table-cell table:style-name="ce15" office:value-type="float" office:value="88979100" calcext:value-type="float">
            <text:p>88.979.100 </text:p>
          </table:table-cell>
          <table:table-cell table:style-name="ce15" office:value-type="float" office:value="62432992" calcext:value-type="float">
            <text:p>62.432.992 </text:p>
          </table:table-cell>
          <table:table-cell table:style-name="ce15" office:value-type="float" office:value="46560170" calcext:value-type="float">
            <text:p>46.560.170 </text:p>
          </table:table-cell>
          <table:table-cell table:style-name="ce15" office:value-type="float" office:value="258861952" calcext:value-type="float">
            <text:p>258.861.952 </text:p>
          </table:table-cell>
          <table:table-cell table:style-name="ce15" office:value-type="float" office:value="23086381" calcext:value-type="float">
            <text:p>23.086.381 </text:p>
          </table:table-cell>
          <table:table-cell table:style-name="ce15" office:value-type="float" office:value="35169056" calcext:value-type="float">
            <text:p>35.169.056 </text:p>
          </table:table-cell>
          <table:table-cell table:style-name="ce15" office:value-type="float" office:value="34426909" calcext:value-type="float">
            <text:p>34.426.909 </text:p>
          </table:table-cell>
          <table:table-cell table:style-name="ce15" office:value-type="float" office:value="18150240" calcext:value-type="float">
            <text:p>18.150.240 </text:p>
          </table:table-cell>
          <table:table-cell table:style-name="ce15" office:value-type="float" office:value="88740291" calcext:value-type="float">
            <text:p>88.740.291 </text:p>
          </table:table-cell>
          <table:table-cell table:style-name="ce15" office:value-type="float" office:value="13687583" calcext:value-type="float">
            <text:p>13.687.583 </text:p>
          </table:table-cell>
          <table:table-cell table:style-name="ce15" office:value-type="float" office:value="226863579" calcext:value-type="float">
            <text:p>226.863.579 </text:p>
          </table:table-cell>
          <table:table-cell table:style-name="ce15" office:value-type="float" office:value="649572444" calcext:value-type="float">
            <text:p>649.572.444 </text:p>
          </table:table-cell>
          <table:table-cell table:style-name="ce15" office:value-type="float" office:value="16824687" calcext:value-type="float">
            <text:p>16.824.687 </text:p>
          </table:table-cell>
          <table:table-cell table:style-name="ce15" office:value-type="float" office:value="11678415" calcext:value-type="float">
            <text:p>11.678.415 </text:p>
          </table:table-cell>
          <table:table-cell table:style-name="ce15" office:value-type="float" office:value="2701568" calcext:value-type="float">
            <text:p>2.701.568 </text:p>
          </table:table-cell>
          <table:table-cell table:style-name="ce15" office:value-type="float" office:value="208475078" calcext:value-type="float">
            <text:p>208.475.078 </text:p>
          </table:table-cell>
          <table:table-cell table:style-name="ce15" office:value-type="float" office:value="192395986" calcext:value-type="float">
            <text:p>192.395.986 </text:p>
          </table:table-cell>
          <table:table-cell table:style-name="ce15" office:value-type="float" office:value="11539088" calcext:value-type="float">
            <text:p>11.539.088 </text:p>
          </table:table-cell>
          <table:table-cell table:style-name="ce15" office:value-type="float" office:value="1523844072" calcext:value-type="float">
            <text:p>1.523.844.072 </text:p>
          </table:table-cell>
          <table:table-cell table:style-name="ce15" office:value-type="float" office:value="8558372" calcext:value-type="float">
            <text:p>8.558.372 </text:p>
          </table:table-cell>
          <table:table-cell table:style-name="ce25" office:value-type="float" office:value="4058337912" calcext:value-type="float">
            <text:p>4.058.337.9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2390096" calcext:value-type="float">
            <text:p>2.390.096 </text:p>
          </table:table-cell>
          <table:table-cell table:style-name="ce15" office:value-type="float" office:value="8559556" calcext:value-type="float">
            <text:p>8.559.556 </text:p>
          </table:table-cell>
          <table:table-cell table:style-name="ce15" office:value-type="float" office:value="87307539" calcext:value-type="float">
            <text:p>87.307.539 </text:p>
          </table:table-cell>
          <table:table-cell table:style-name="ce15" office:value-type="float" office:value="2027084" calcext:value-type="float">
            <text:p>2.027.084 </text:p>
          </table:table-cell>
          <table:table-cell table:style-name="ce15" office:value-type="float" office:value="81979026" calcext:value-type="float">
            <text:p>81.979.026 </text:p>
          </table:table-cell>
          <table:table-cell table:style-name="ce15" office:value-type="float" office:value="59219552" calcext:value-type="float">
            <text:p>59.219.552 </text:p>
          </table:table-cell>
          <table:table-cell table:style-name="ce15" office:value-type="float" office:value="476588210" calcext:value-type="float">
            <text:p>476.588.210 </text:p>
          </table:table-cell>
          <table:table-cell table:style-name="ce15" office:value-type="float" office:value="52946202" calcext:value-type="float">
            <text:p>52.946.202 </text:p>
          </table:table-cell>
          <table:table-cell table:style-name="ce15" office:value-type="float" office:value="44506748" calcext:value-type="float">
            <text:p>44.506.748 </text:p>
          </table:table-cell>
          <table:table-cell table:style-name="ce15" office:value-type="float" office:value="20120059" calcext:value-type="float">
            <text:p>20.120.059 </text:p>
          </table:table-cell>
          <table:table-cell table:style-name="ce15" office:value-type="float" office:value="229550119" calcext:value-type="float">
            <text:p>229.550.119 </text:p>
          </table:table-cell>
          <table:table-cell table:style-name="ce15" office:value-type="float" office:value="20575585" calcext:value-type="float">
            <text:p>20.575.585 </text:p>
          </table:table-cell>
          <table:table-cell table:style-name="ce15" office:value-type="float" office:value="26852421" calcext:value-type="float">
            <text:p>26.852.421 </text:p>
          </table:table-cell>
          <table:table-cell table:style-name="ce15" office:value-type="float" office:value="31983837" calcext:value-type="float">
            <text:p>31.983.837 </text:p>
          </table:table-cell>
          <table:table-cell table:style-name="ce15" office:value-type="float" office:value="14389961" calcext:value-type="float">
            <text:p>14.389.961 </text:p>
          </table:table-cell>
          <table:table-cell table:style-name="ce15" office:value-type="float" office:value="63925565" calcext:value-type="float">
            <text:p>63.925.565 </text:p>
          </table:table-cell>
          <table:table-cell table:style-name="ce15" office:value-type="float" office:value="13327579" calcext:value-type="float">
            <text:p>13.327.579 </text:p>
          </table:table-cell>
          <table:table-cell table:style-name="ce15" office:value-type="float" office:value="182668562" calcext:value-type="float">
            <text:p>182.668.562 </text:p>
          </table:table-cell>
          <table:table-cell table:style-name="ce15" office:value-type="float" office:value="644966546" calcext:value-type="float">
            <text:p>644.966.546 </text:p>
          </table:table-cell>
          <table:table-cell table:style-name="ce15" office:value-type="float" office:value="17481102" calcext:value-type="float">
            <text:p>17.481.102 </text:p>
          </table:table-cell>
          <table:table-cell table:style-name="ce15" office:value-type="float" office:value="9345390" calcext:value-type="float">
            <text:p>9.345.390 </text:p>
          </table:table-cell>
          <table:table-cell table:style-name="ce15" office:value-type="float" office:value="2486585" calcext:value-type="float">
            <text:p>2.486.585 </text:p>
          </table:table-cell>
          <table:table-cell table:style-name="ce15" office:value-type="float" office:value="161953236" calcext:value-type="float">
            <text:p>161.953.236 </text:p>
          </table:table-cell>
          <table:table-cell table:style-name="ce15" office:value-type="float" office:value="110747510" calcext:value-type="float">
            <text:p>110.747.510 </text:p>
          </table:table-cell>
          <table:table-cell table:style-name="ce15" office:value-type="float" office:value="9231674" calcext:value-type="float">
            <text:p>9.231.674 </text:p>
          </table:table-cell>
          <table:table-cell table:style-name="ce15" office:value-type="float" office:value="1553004635" calcext:value-type="float">
            <text:p>1.553.004.635 </text:p>
          </table:table-cell>
          <table:table-cell table:style-name="ce15" office:value-type="float" office:value="6940890" calcext:value-type="float">
            <text:p>6.940.890 </text:p>
          </table:table-cell>
          <table:table-cell table:style-name="ce25" office:value-type="float" office:value="3935075271" calcext:value-type="float">
            <text:p>3.935.075.27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1783" calcext:value-type="float">
            <text:p>1.783 </text:p>
          </table:table-cell>
          <table:table-cell table:style-name="ce15" office:value-type="float" office:value="68696" calcext:value-type="float">
            <text:p>68.696 </text:p>
          </table:table-cell>
          <table:table-cell table:style-name="ce15" office:value-type="float" office:value="75260" calcext:value-type="float">
            <text:p>75.260 </text:p>
          </table:table-cell>
          <table:table-cell table:style-name="ce15" office:value-type="float" office:value="100" calcext:value-type="float">
            <text:p>100 </text:p>
          </table:table-cell>
          <table:table-cell table:style-name="ce15" office:value-type="float" office:value="1052464" calcext:value-type="float">
            <text:p>1.052.464 </text:p>
          </table:table-cell>
          <table:table-cell table:style-name="ce15" office:value-type="float" office:value="7627656" calcext:value-type="float">
            <text:p>7.627.656 </text:p>
          </table:table-cell>
          <table:table-cell table:style-name="ce15" office:value-type="float" office:value="345797256" calcext:value-type="float">
            <text:p>345.797.256 </text:p>
          </table:table-cell>
          <table:table-cell table:style-name="ce15" office:value-type="float" office:value="2623575" calcext:value-type="float">
            <text:p>2.623.575 </text:p>
          </table:table-cell>
          <table:table-cell table:style-name="ce15" office:value-type="float" office:value="218630" calcext:value-type="float">
            <text:p>218.630 </text:p>
          </table:table-cell>
          <table:table-cell table:style-name="ce15" office:value-type="float" office:value="-356" calcext:value-type="float">
            <text:p>(356)</text:p>
          </table:table-cell>
          <table:table-cell table:style-name="ce15" office:value-type="float" office:value="3427558" calcext:value-type="float">
            <text:p>3.427.558 </text:p>
          </table:table-cell>
          <table:table-cell table:style-name="ce15" office:value-type="float" office:value="26538" calcext:value-type="float">
            <text:p>26.538 </text:p>
          </table:table-cell>
          <table:table-cell table:style-name="ce15" office:value-type="float" office:value="190128" calcext:value-type="float">
            <text:p>190.128 </text:p>
          </table:table-cell>
          <table:table-cell table:style-name="ce15" office:value-type="float" office:value="7058770" calcext:value-type="float">
            <text:p>7.058.770 </text:p>
          </table:table-cell>
          <table:table-cell table:style-name="ce15" office:value-type="float" office:value="1131" calcext:value-type="float">
            <text:p>1.131 </text:p>
          </table:table-cell>
          <table:table-cell table:style-name="ce15" office:value-type="float" office:value="3784469" calcext:value-type="float">
            <text:p>3.784.469 </text:p>
          </table:table-cell>
          <table:table-cell table:style-name="ce15" office:value-type="float" office:value="2612" calcext:value-type="float">
            <text:p>2.612 </text:p>
          </table:table-cell>
          <table:table-cell table:style-name="ce15" office:value-type="float" office:value="12548029" calcext:value-type="float">
            <text:p>12.548.029 </text:p>
          </table:table-cell>
          <table:table-cell table:style-name="ce15" office:value-type="float" office:value="74143226" calcext:value-type="float">
            <text:p>74.143.226 </text:p>
          </table:table-cell>
          <table:table-cell table:style-name="ce15" office:value-type="float" office:value="77192" calcext:value-type="float">
            <text:p>77.192 </text:p>
          </table:table-cell>
          <table:table-cell table:style-name="ce15" office:value-type="float" office:value="916" calcext:value-type="float">
            <text:p>91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916207" calcext:value-type="float">
            <text:p>11.916.207 </text:p>
          </table:table-cell>
          <table:table-cell table:style-name="ce15" office:value-type="float" office:value="622262" calcext:value-type="float">
            <text:p>622.262 </text:p>
          </table:table-cell>
          <table:table-cell table:style-name="ce15" office:value-type="float" office:value="497215" calcext:value-type="float">
            <text:p>497.215 </text:p>
          </table:table-cell>
          <table:table-cell table:style-name="ce15" office:value-type="float" office:value="343154034" calcext:value-type="float">
            <text:p>343.154.034 </text:p>
          </table:table-cell>
          <table:table-cell table:style-name="ce15" office:value-type="float" office:value="9511" calcext:value-type="float">
            <text:p>9.511 </text:p>
          </table:table-cell>
          <table:table-cell table:style-name="ce25" office:value-type="float" office:value="814924864" calcext:value-type="float">
            <text:p>814.924.86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2388313" calcext:value-type="float">
            <text:p>2.388.313 </text:p>
          </table:table-cell>
          <table:table-cell table:style-name="ce15" office:value-type="float" office:value="8490860" calcext:value-type="float">
            <text:p>8.490.860 </text:p>
          </table:table-cell>
          <table:table-cell table:style-name="ce15" office:value-type="float" office:value="87232278" calcext:value-type="float">
            <text:p>87.232.278 </text:p>
          </table:table-cell>
          <table:table-cell table:style-name="ce15" office:value-type="float" office:value="2026984" calcext:value-type="float">
            <text:p>2.026.984 </text:p>
          </table:table-cell>
          <table:table-cell table:style-name="ce15" office:value-type="float" office:value="80926562" calcext:value-type="float">
            <text:p>80.926.562 </text:p>
          </table:table-cell>
          <table:table-cell table:style-name="ce15" office:value-type="float" office:value="51591897" calcext:value-type="float">
            <text:p>51.591.897 </text:p>
          </table:table-cell>
          <table:table-cell table:style-name="ce15" office:value-type="float" office:value="130790954" calcext:value-type="float">
            <text:p>130.790.954 </text:p>
          </table:table-cell>
          <table:table-cell table:style-name="ce15" office:value-type="float" office:value="50322627" calcext:value-type="float">
            <text:p>50.322.627 </text:p>
          </table:table-cell>
          <table:table-cell table:style-name="ce15" office:value-type="float" office:value="44288118" calcext:value-type="float">
            <text:p>44.288.118 </text:p>
          </table:table-cell>
          <table:table-cell table:style-name="ce15" office:value-type="float" office:value="20120414" calcext:value-type="float">
            <text:p>20.120.414 </text:p>
          </table:table-cell>
          <table:table-cell table:style-name="ce15" office:value-type="float" office:value="226122562" calcext:value-type="float">
            <text:p>226.122.562 </text:p>
          </table:table-cell>
          <table:table-cell table:style-name="ce15" office:value-type="float" office:value="20549047" calcext:value-type="float">
            <text:p>20.549.047 </text:p>
          </table:table-cell>
          <table:table-cell table:style-name="ce15" office:value-type="float" office:value="26662293" calcext:value-type="float">
            <text:p>26.662.293 </text:p>
          </table:table-cell>
          <table:table-cell table:style-name="ce15" office:value-type="float" office:value="24925067" calcext:value-type="float">
            <text:p>24.925.067 </text:p>
          </table:table-cell>
          <table:table-cell table:style-name="ce15" office:value-type="float" office:value="14388830" calcext:value-type="float">
            <text:p>14.388.830 </text:p>
          </table:table-cell>
          <table:table-cell table:style-name="ce15" office:value-type="float" office:value="60141096" calcext:value-type="float">
            <text:p>60.141.096 </text:p>
          </table:table-cell>
          <table:table-cell table:style-name="ce15" office:value-type="float" office:value="13324967" calcext:value-type="float">
            <text:p>13.324.967 </text:p>
          </table:table-cell>
          <table:table-cell table:style-name="ce15" office:value-type="float" office:value="170120533" calcext:value-type="float">
            <text:p>170.120.533 </text:p>
          </table:table-cell>
          <table:table-cell table:style-name="ce15" office:value-type="float" office:value="570823320" calcext:value-type="float">
            <text:p>570.823.320 </text:p>
          </table:table-cell>
          <table:table-cell table:style-name="ce15" office:value-type="float" office:value="17403910" calcext:value-type="float">
            <text:p>17.403.910 </text:p>
          </table:table-cell>
          <table:table-cell table:style-name="ce15" office:value-type="float" office:value="9344474" calcext:value-type="float">
            <text:p>9.344.474 </text:p>
          </table:table-cell>
          <table:table-cell table:style-name="ce15" office:value-type="float" office:value="2486585" calcext:value-type="float">
            <text:p>2.486.585 </text:p>
          </table:table-cell>
          <table:table-cell table:style-name="ce15" office:value-type="float" office:value="150037029" calcext:value-type="float">
            <text:p>150.037.029 </text:p>
          </table:table-cell>
          <table:table-cell table:style-name="ce15" office:value-type="float" office:value="110125248" calcext:value-type="float">
            <text:p>110.125.248 </text:p>
          </table:table-cell>
          <table:table-cell table:style-name="ce15" office:value-type="float" office:value="8734459" calcext:value-type="float">
            <text:p>8.734.459 </text:p>
          </table:table-cell>
          <table:table-cell table:style-name="ce15" office:value-type="float" office:value="1209850601" calcext:value-type="float">
            <text:p>1.209.850.601 </text:p>
          </table:table-cell>
          <table:table-cell table:style-name="ce15" office:value-type="float" office:value="6931379" calcext:value-type="float">
            <text:p>6.931.379 </text:p>
          </table:table-cell>
          <table:table-cell table:style-name="ce25" office:value-type="float" office:value="3120150406" calcext:value-type="float">
            <text:p>3.120.150.40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2360" calcext:value-type="float">
            <text:p>12.360 </text:p>
          </table:table-cell>
          <table:table-cell table:number-columns-repeated="5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2374" calcext:value-type="float">
            <text:p>12.37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4396" calcext:value-type="float">
            <text:p>34.396 </text:p>
          </table:table-cell>
          <table:table-cell table:style-name="ce15" office:value-type="float" office:value="1000" calcext:value-type="float">
            <text:p>1.00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0347" calcext:value-type="float">
            <text:p>60.347 </text:p>
          </table:table-cell>
          <table:table-cell table:style-name="ce15" office:value-type="float" office:value="17086" calcext:value-type="float">
            <text:p>17.08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293" calcext:value-type="float">
            <text:p>11.29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62106" calcext:value-type="float">
            <text:p>262.106 </text:p>
          </table:table-cell>
          <table:table-cell table:style-name="ce15" office:value-type="float" office:value="6695" calcext:value-type="float">
            <text:p>6.695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7412" calcext:value-type="float">
            <text:p>7.412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94787" calcext:value-type="float">
            <text:p>294.78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719857" calcext:value-type="float">
            <text:p>719.8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68065" calcext:value-type="float">
            <text:p>68.065 </text:p>
          </table:table-cell>
          <table:table-cell table:style-name="ce15" office:value-type="float" office:value="208438" calcext:value-type="float">
            <text:p>208.438 </text:p>
          </table:table-cell>
          <table:table-cell table:style-name="ce15" office:value-type="float" office:value="1022370" calcext:value-type="float">
            <text:p>1.022.370 </text:p>
          </table:table-cell>
          <table:table-cell table:style-name="ce15" office:value-type="float" office:value="5882" calcext:value-type="float">
            <text:p>5.882 </text:p>
          </table:table-cell>
          <table:table-cell table:style-name="ce15" office:value-type="float" office:value="400130" calcext:value-type="float">
            <text:p>400.130 </text:p>
          </table:table-cell>
          <table:table-cell table:style-name="ce15" office:value-type="float" office:value="70992" calcext:value-type="float">
            <text:p>70.992 </text:p>
          </table:table-cell>
          <table:table-cell table:style-name="ce15" office:value-type="float" office:value="159116" calcext:value-type="float">
            <text:p>159.116 </text:p>
          </table:table-cell>
          <table:table-cell table:style-name="ce15" office:value-type="float" office:value="1387240" calcext:value-type="float">
            <text:p>1.387.240 </text:p>
          </table:table-cell>
          <table:table-cell table:style-name="ce15" office:value-type="float" office:value="528895" calcext:value-type="float">
            <text:p>528.895 </text:p>
          </table:table-cell>
          <table:table-cell table:style-name="ce15" office:value-type="float" office:value="85879" calcext:value-type="float">
            <text:p>85.879 </text:p>
          </table:table-cell>
          <table:table-cell table:style-name="ce15" office:value-type="float" office:value="1258832" calcext:value-type="float">
            <text:p>1.258.832 </text:p>
          </table:table-cell>
          <table:table-cell table:style-name="ce15" office:value-type="float" office:value="2368472" calcext:value-type="float">
            <text:p>2.368.472 </text:p>
          </table:table-cell>
          <table:table-cell table:style-name="ce15" office:value-type="float" office:value="3231" calcext:value-type="float">
            <text:p>3.231 </text:p>
          </table:table-cell>
          <table:table-cell table:style-name="ce15" office:value-type="float" office:value="145790" calcext:value-type="float">
            <text:p>145.790 </text:p>
          </table:table-cell>
          <table:table-cell table:style-name="ce15" office:value-type="float" office:value="1614879" calcext:value-type="float">
            <text:p>1.614.879 </text:p>
          </table:table-cell>
          <table:table-cell table:style-name="ce15" office:value-type="float" office:value="216825" calcext:value-type="float">
            <text:p>216.825 </text:p>
          </table:table-cell>
          <table:table-cell table:style-name="ce15" office:value-type="float" office:value="56" calcext:value-type="float">
            <text:p>56 </text:p>
          </table:table-cell>
          <table:table-cell table:style-name="ce15" office:value-type="float" office:value="3964062" calcext:value-type="float">
            <text:p>3.964.062 </text:p>
          </table:table-cell>
          <table:table-cell table:style-name="ce15" office:value-type="float" office:value="5801823" calcext:value-type="float">
            <text:p>5.801.823 </text:p>
          </table:table-cell>
          <table:table-cell table:style-name="ce15" office:value-type="float" office:value="27756" calcext:value-type="float">
            <text:p>27.756 </text:p>
          </table:table-cell>
          <table:table-cell table:style-name="ce15" office:value-type="float" office:value="1673" calcext:value-type="float">
            <text:p>1.673 </text:p>
          </table:table-cell>
          <table:table-cell table:style-name="ce15" office:value-type="float" office:value="7507" calcext:value-type="float">
            <text:p>7.507 </text:p>
          </table:table-cell>
          <table:table-cell table:style-name="ce15" office:value-type="float" office:value="7604383" calcext:value-type="float">
            <text:p>7.604.383 </text:p>
          </table:table-cell>
          <table:table-cell table:style-name="ce15" office:value-type="float" office:value="728909" calcext:value-type="float">
            <text:p>728.909 </text:p>
          </table:table-cell>
          <table:table-cell table:style-name="ce15" office:value-type="float" office:value="1615" calcext:value-type="float">
            <text:p>1.615 </text:p>
          </table:table-cell>
          <table:table-cell table:style-name="ce15" office:value-type="float" office:value="23926940" calcext:value-type="float">
            <text:p>23.926.940 </text:p>
          </table:table-cell>
          <table:table-cell table:style-name="ce15" office:value-type="float" office:value="3722" calcext:value-type="float">
            <text:p>3.722 </text:p>
          </table:table-cell>
          <table:table-cell table:style-name="ce25" office:value-type="float" office:value="51613482" calcext:value-type="float">
            <text:p>51.613.482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855046" calcext:value-type="float">
            <text:p>4.855.046 </text:p>
          </table:table-cell>
          <table:table-cell table:style-name="ce15" office:value-type="float" office:value="16335061" calcext:value-type="float">
            <text:p>16.335.061 </text:p>
          </table:table-cell>
          <table:table-cell table:style-name="ce15" office:value-type="float" office:value="12915757" calcext:value-type="float">
            <text:p>12.915.757 </text:p>
          </table:table-cell>
          <table:table-cell table:style-name="ce15" office:value-type="float" office:value="13852952" calcext:value-type="float">
            <text:p>13.852.952 </text:p>
          </table:table-cell>
          <table:table-cell table:style-name="ce15" office:value-type="float" office:value="40377259" calcext:value-type="float">
            <text:p>40.377.259 </text:p>
          </table:table-cell>
          <table:table-cell table:style-name="ce15" office:value-type="float" office:value="32722801" calcext:value-type="float">
            <text:p>32.722.801 </text:p>
          </table:table-cell>
          <table:table-cell table:style-name="ce15" office:value-type="float" office:value="1065352748" calcext:value-type="float">
            <text:p>1.065.352.748 </text:p>
          </table:table-cell>
          <table:table-cell table:style-name="ce15" office:value-type="float" office:value="20812037" calcext:value-type="float">
            <text:p>20.812.037 </text:p>
          </table:table-cell>
          <table:table-cell table:style-name="ce15" office:value-type="float" office:value="26182730" calcext:value-type="float">
            <text:p>26.182.730 </text:p>
          </table:table-cell>
          <table:table-cell table:style-name="ce15" office:value-type="float" office:value="16830529" calcext:value-type="float">
            <text:p>16.830.529 </text:p>
          </table:table-cell>
          <table:table-cell table:style-name="ce15" office:value-type="float" office:value="110542777" calcext:value-type="float">
            <text:p>110.542.777 </text:p>
          </table:table-cell>
          <table:table-cell table:style-name="ce15" office:value-type="float" office:value="15493734" calcext:value-type="float">
            <text:p>15.493.734 </text:p>
          </table:table-cell>
          <table:table-cell table:style-name="ce15" office:value-type="float" office:value="14755462" calcext:value-type="float">
            <text:p>14.755.462 </text:p>
          </table:table-cell>
          <table:table-cell table:style-name="ce15" office:value-type="float" office:value="27482200" calcext:value-type="float">
            <text:p>27.482.200 </text:p>
          </table:table-cell>
          <table:table-cell table:style-name="ce15" office:value-type="float" office:value="34497191" calcext:value-type="float">
            <text:p>34.497.191 </text:p>
          </table:table-cell>
          <table:table-cell table:style-name="ce15" office:value-type="float" office:value="46252634" calcext:value-type="float">
            <text:p>46.252.634 </text:p>
          </table:table-cell>
          <table:table-cell table:style-name="ce15" office:value-type="float" office:value="13505785" calcext:value-type="float">
            <text:p>13.505.785 </text:p>
          </table:table-cell>
          <table:table-cell table:style-name="ce15" office:value-type="float" office:value="48352473" calcext:value-type="float">
            <text:p>48.352.473 </text:p>
          </table:table-cell>
          <table:table-cell table:style-name="ce15" office:value-type="float" office:value="202154258" calcext:value-type="float">
            <text:p>202.154.258 </text:p>
          </table:table-cell>
          <table:table-cell table:style-name="ce15" office:value-type="float" office:value="26651004" calcext:value-type="float">
            <text:p>26.651.004 </text:p>
          </table:table-cell>
          <table:table-cell table:style-name="ce15" office:value-type="float" office:value="21522762" calcext:value-type="float">
            <text:p>21.522.762 </text:p>
          </table:table-cell>
          <table:table-cell table:style-name="ce15" office:value-type="float" office:value="11261311" calcext:value-type="float">
            <text:p>11.261.311 </text:p>
          </table:table-cell>
          <table:table-cell table:style-name="ce15" office:value-type="float" office:value="82526063" calcext:value-type="float">
            <text:p>82.526.063 </text:p>
          </table:table-cell>
          <table:table-cell table:style-name="ce15" office:value-type="float" office:value="36918493" calcext:value-type="float">
            <text:p>36.918.493 </text:p>
          </table:table-cell>
          <table:table-cell table:style-name="ce15" office:value-type="float" office:value="11196780" calcext:value-type="float">
            <text:p>11.196.780 </text:p>
          </table:table-cell>
          <table:table-cell table:style-name="ce15" office:value-type="float" office:value="97338852" calcext:value-type="float">
            <text:p>97.338.852 </text:p>
          </table:table-cell>
          <table:table-cell table:style-name="ce15" office:value-type="float" office:value="5848322" calcext:value-type="float">
            <text:p>5.848.322 </text:p>
          </table:table-cell>
          <table:table-cell table:style-name="ce25" office:value-type="float" office:value="2056537020" calcext:value-type="float">
            <text:p>2.056.537.02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2849708" calcext:value-type="float">
            <text:p>2.849.708 </text:p>
          </table:table-cell>
          <table:table-cell table:style-name="ce15" office:value-type="float" office:value="9260042" calcext:value-type="float">
            <text:p>9.260.042 </text:p>
          </table:table-cell>
          <table:table-cell table:style-name="ce15" office:value-type="float" office:value="29901677" calcext:value-type="float">
            <text:p>29.901.677 </text:p>
          </table:table-cell>
          <table:table-cell table:style-name="ce15" office:value-type="float" office:value="2214211" calcext:value-type="float">
            <text:p>2.214.211 </text:p>
          </table:table-cell>
          <table:table-cell table:style-name="ce15" office:value-type="float" office:value="29719629" calcext:value-type="float">
            <text:p>29.719.629 </text:p>
          </table:table-cell>
          <table:table-cell table:style-name="ce15" office:value-type="float" office:value="35945205" calcext:value-type="float">
            <text:p>35.945.205 </text:p>
          </table:table-cell>
          <table:table-cell table:style-name="ce15" office:value-type="float" office:value="450209664" calcext:value-type="float">
            <text:p>450.209.664 </text:p>
          </table:table-cell>
          <table:table-cell table:style-name="ce15" office:value-type="float" office:value="34532882" calcext:value-type="float">
            <text:p>34.532.882 </text:p>
          </table:table-cell>
          <table:table-cell table:style-name="ce15" office:value-type="float" office:value="30651862" calcext:value-type="float">
            <text:p>30.651.862 </text:p>
          </table:table-cell>
          <table:table-cell table:style-name="ce15" office:value-type="float" office:value="11213820" calcext:value-type="float">
            <text:p>11.213.820 </text:p>
          </table:table-cell>
          <table:table-cell table:style-name="ce15" office:value-type="float" office:value="121966287" calcext:value-type="float">
            <text:p>121.966.287 </text:p>
          </table:table-cell>
          <table:table-cell table:style-name="ce15" office:value-type="float" office:value="15792805" calcext:value-type="float">
            <text:p>15.792.805 </text:p>
          </table:table-cell>
          <table:table-cell table:style-name="ce15" office:value-type="float" office:value="29349296" calcext:value-type="float">
            <text:p>29.349.296 </text:p>
          </table:table-cell>
          <table:table-cell table:style-name="ce15" office:value-type="float" office:value="31350306" calcext:value-type="float">
            <text:p>31.350.306 </text:p>
          </table:table-cell>
          <table:table-cell table:style-name="ce15" office:value-type="float" office:value="10481656" calcext:value-type="float">
            <text:p>10.481.656 </text:p>
          </table:table-cell>
          <table:table-cell table:style-name="ce15" office:value-type="float" office:value="69385182" calcext:value-type="float">
            <text:p>69.385.182 </text:p>
          </table:table-cell>
          <table:table-cell table:style-name="ce15" office:value-type="float" office:value="7557521" calcext:value-type="float">
            <text:p>7.557.521 </text:p>
          </table:table-cell>
          <table:table-cell table:style-name="ce15" office:value-type="float" office:value="107159597" calcext:value-type="float">
            <text:p>107.159.597 </text:p>
          </table:table-cell>
          <table:table-cell table:style-name="ce15" office:value-type="float" office:value="280065940" calcext:value-type="float">
            <text:p>280.065.940 </text:p>
          </table:table-cell>
          <table:table-cell table:style-name="ce15" office:value-type="float" office:value="12414655" calcext:value-type="float">
            <text:p>12.414.655 </text:p>
          </table:table-cell>
          <table:table-cell table:style-name="ce15" office:value-type="float" office:value="5635518" calcext:value-type="float">
            <text:p>5.635.518 </text:p>
          </table:table-cell>
          <table:table-cell table:style-name="ce15" office:value-type="float" office:value="2279781" calcext:value-type="float">
            <text:p>2.279.781 </text:p>
          </table:table-cell>
          <table:table-cell table:style-name="ce15" office:value-type="float" office:value="94568142" calcext:value-type="float">
            <text:p>94.568.142 </text:p>
          </table:table-cell>
          <table:table-cell table:style-name="ce15" office:value-type="float" office:value="105109326" calcext:value-type="float">
            <text:p>105.109.326 </text:p>
          </table:table-cell>
          <table:table-cell table:style-name="ce15" office:value-type="float" office:value="10289564" calcext:value-type="float">
            <text:p>10.289.564 </text:p>
          </table:table-cell>
          <table:table-cell table:style-name="ce15" office:value-type="float" office:value="720768103" calcext:value-type="float">
            <text:p>720.768.103 </text:p>
          </table:table-cell>
          <table:table-cell table:style-name="ce15" office:value-type="float" office:value="6078644" calcext:value-type="float">
            <text:p>6.078.644 </text:p>
          </table:table-cell>
          <table:table-cell table:style-name="ce25" office:value-type="float" office:value="2266751025" calcext:value-type="float">
            <text:p>2.266.751.025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 calcext:value-type="string">
            <text:p>SUBTOTAL [A]</text:p>
          </table:table-cell>
          <table:table-cell table:style-name="ce16" office:value-type="float" office:value="37204341" calcext:value-type="float">
            <text:p>37.204.341 </text:p>
          </table:table-cell>
          <table:table-cell table:style-name="ce16" office:value-type="float" office:value="129903858" calcext:value-type="float">
            <text:p>129.903.858 </text:p>
          </table:table-cell>
          <table:table-cell table:style-name="ce16" office:value-type="float" office:value="802097872" calcext:value-type="float">
            <text:p>802.097.872 </text:p>
          </table:table-cell>
          <table:table-cell table:style-name="ce16" office:value-type="float" office:value="40533839" calcext:value-type="float">
            <text:p>40.533.839 </text:p>
          </table:table-cell>
          <table:table-cell table:style-name="ce16" office:value-type="float" office:value="1162211682" calcext:value-type="float">
            <text:p>1.162.211.682 </text:p>
          </table:table-cell>
          <table:table-cell table:style-name="ce16" office:value-type="float" office:value="813594868" calcext:value-type="float">
            <text:p>813.594.868 </text:p>
          </table:table-cell>
          <table:table-cell table:style-name="ce16" office:value-type="float" office:value="6697723978" calcext:value-type="float">
            <text:p>6.697.723.978 </text:p>
          </table:table-cell>
          <table:table-cell table:style-name="ce16" office:value-type="float" office:value="1107055207" calcext:value-type="float">
            <text:p>1.107.055.207 </text:p>
          </table:table-cell>
          <table:table-cell table:style-name="ce16" office:value-type="float" office:value="659501481" calcext:value-type="float">
            <text:p>659.501.481 </text:p>
          </table:table-cell>
          <table:table-cell table:style-name="ce16" office:value-type="float" office:value="366244996" calcext:value-type="float">
            <text:p>366.244.996 </text:p>
          </table:table-cell>
          <table:table-cell table:style-name="ce16" office:value-type="float" office:value="3289624471" calcext:value-type="float">
            <text:p>3.289.624.471 </text:p>
          </table:table-cell>
          <table:table-cell table:style-name="ce16" office:value-type="float" office:value="324029003" calcext:value-type="float">
            <text:p>324.029.003 </text:p>
          </table:table-cell>
          <table:table-cell table:style-name="ce16" office:value-type="float" office:value="397471865" calcext:value-type="float">
            <text:p>397.471.865 </text:p>
          </table:table-cell>
          <table:table-cell table:style-name="ce16" office:value-type="float" office:value="398864324" calcext:value-type="float">
            <text:p>398.864.324 </text:p>
          </table:table-cell>
          <table:table-cell table:style-name="ce16" office:value-type="float" office:value="224712476" calcext:value-type="float">
            <text:p>224.712.476 </text:p>
          </table:table-cell>
          <table:table-cell table:style-name="ce16" office:value-type="float" office:value="1072075269" calcext:value-type="float">
            <text:p>1.072.075.269 </text:p>
          </table:table-cell>
          <table:table-cell table:style-name="ce16" office:value-type="float" office:value="147155465" calcext:value-type="float">
            <text:p>147.155.465 </text:p>
          </table:table-cell>
          <table:table-cell table:style-name="ce16" office:value-type="float" office:value="3086194295" calcext:value-type="float">
            <text:p>3.086.194.295 </text:p>
          </table:table-cell>
          <table:table-cell table:style-name="ce16" office:value-type="float" office:value="8559400761" calcext:value-type="float">
            <text:p>8.559.400.761 </text:p>
          </table:table-cell>
          <table:table-cell table:style-name="ce16" office:value-type="float" office:value="211783862" calcext:value-type="float">
            <text:p>211.783.862 </text:p>
          </table:table-cell>
          <table:table-cell table:style-name="ce16" office:value-type="float" office:value="118771980" calcext:value-type="float">
            <text:p>118.771.980 </text:p>
          </table:table-cell>
          <table:table-cell table:style-name="ce16" office:value-type="float" office:value="37804679" calcext:value-type="float">
            <text:p>37.804.679 </text:p>
          </table:table-cell>
          <table:table-cell table:style-name="ce16" office:value-type="float" office:value="2874343949" calcext:value-type="float">
            <text:p>2.874.343.949 </text:p>
          </table:table-cell>
          <table:table-cell table:style-name="ce16" office:value-type="float" office:value="2523211113" calcext:value-type="float">
            <text:p>2.523.211.113 </text:p>
          </table:table-cell>
          <table:table-cell table:style-name="ce16" office:value-type="float" office:value="140251385" calcext:value-type="float">
            <text:p>140.251.385 </text:p>
          </table:table-cell>
          <table:table-cell table:style-name="ce16" office:value-type="float" office:value="24319959151" calcext:value-type="float">
            <text:p>24.319.959.151 </text:p>
          </table:table-cell>
          <table:table-cell table:style-name="ce16" office:value-type="float" office:value="84829693" calcext:value-type="float">
            <text:p>84.829.693 </text:p>
          </table:table-cell>
          <table:table-cell table:style-name="ce26" office:value-type="float" office:value="59626555863" calcext:value-type="float">
            <text:p>59.626.555.86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0847251" calcext:value-type="float">
            <text:p>50.847.251 </text:p>
          </table:table-cell>
          <table:table-cell table:style-name="ce17" office:value-type="float" office:value="133477221" calcext:value-type="float">
            <text:p>133.477.221 </text:p>
          </table:table-cell>
          <table:table-cell table:style-name="ce17" office:value-type="float" office:value="220839664" calcext:value-type="float">
            <text:p>220.839.664 </text:p>
          </table:table-cell>
          <table:table-cell table:style-name="ce17" office:value-type="float" office:value="29171492" calcext:value-type="float">
            <text:p>29.171.492 </text:p>
          </table:table-cell>
          <table:table-cell table:style-name="ce17" office:value-type="float" office:value="754686952" calcext:value-type="float">
            <text:p>754.686.952 </text:p>
          </table:table-cell>
          <table:table-cell table:style-name="ce17" office:value-type="float" office:value="577526811" calcext:value-type="float">
            <text:p>577.526.811 </text:p>
          </table:table-cell>
          <table:table-cell table:style-name="ce17" office:value-type="float" office:value="1533960374" calcext:value-type="float">
            <text:p>1.533.960.374 </text:p>
          </table:table-cell>
          <table:table-cell table:style-name="ce17" office:value-type="float" office:value="437427032" calcext:value-type="float">
            <text:p>437.427.032 </text:p>
          </table:table-cell>
          <table:table-cell table:style-name="ce17" office:value-type="float" office:value="440626368" calcext:value-type="float">
            <text:p>440.626.368 </text:p>
          </table:table-cell>
          <table:table-cell table:style-name="ce17" office:value-type="float" office:value="180456247" calcext:value-type="float">
            <text:p>180.456.247 </text:p>
          </table:table-cell>
          <table:table-cell table:style-name="ce17" office:value-type="float" office:value="2085996712" calcext:value-type="float">
            <text:p>2.085.996.712 </text:p>
          </table:table-cell>
          <table:table-cell table:style-name="ce17" office:value-type="float" office:value="254773016" calcext:value-type="float">
            <text:p>254.773.016 </text:p>
          </table:table-cell>
          <table:table-cell table:style-name="ce17" office:value-type="float" office:value="283962256" calcext:value-type="float">
            <text:p>283.962.256 </text:p>
          </table:table-cell>
          <table:table-cell table:style-name="ce17" office:value-type="float" office:value="349920055" calcext:value-type="float">
            <text:p>349.920.055 </text:p>
          </table:table-cell>
          <table:table-cell table:style-name="ce17" office:value-type="float" office:value="191050309" calcext:value-type="float">
            <text:p>191.050.309 </text:p>
          </table:table-cell>
          <table:table-cell table:style-name="ce17" office:value-type="float" office:value="575020924" calcext:value-type="float">
            <text:p>575.020.924 </text:p>
          </table:table-cell>
          <table:table-cell table:style-name="ce17" office:value-type="float" office:value="117904199" calcext:value-type="float">
            <text:p>117.904.199 </text:p>
          </table:table-cell>
          <table:table-cell table:style-name="ce17" office:value-type="float" office:value="1676916108" calcext:value-type="float">
            <text:p>1.676.916.108 </text:p>
          </table:table-cell>
          <table:table-cell table:style-name="ce17" office:value-type="float" office:value="3669487277" calcext:value-type="float">
            <text:p>3.669.487.277 </text:p>
          </table:table-cell>
          <table:table-cell table:style-name="ce17" office:value-type="float" office:value="160751332" calcext:value-type="float">
            <text:p>160.751.332 </text:p>
          </table:table-cell>
          <table:table-cell table:style-name="ce17" office:value-type="float" office:value="100160978" calcext:value-type="float">
            <text:p>100.160.978 </text:p>
          </table:table-cell>
          <table:table-cell table:style-name="ce17" office:value-type="float" office:value="31874345" calcext:value-type="float">
            <text:p>31.874.345 </text:p>
          </table:table-cell>
          <table:table-cell table:style-name="ce17" office:value-type="float" office:value="1902136873" calcext:value-type="float">
            <text:p>1.902.136.873 </text:p>
          </table:table-cell>
          <table:table-cell table:style-name="ce17" office:value-type="float" office:value="1176947697" calcext:value-type="float">
            <text:p>1.176.947.697 </text:p>
          </table:table-cell>
          <table:table-cell table:style-name="ce17" office:value-type="float" office:value="124023794" calcext:value-type="float">
            <text:p>124.023.794 </text:p>
          </table:table-cell>
          <table:table-cell table:style-name="ce17" office:value-type="float" office:value="11954237667" calcext:value-type="float">
            <text:p>11.954.237.667 </text:p>
          </table:table-cell>
          <table:table-cell table:style-name="ce17" office:value-type="float" office:value="59089340" calcext:value-type="float">
            <text:p>59.089.340 </text:p>
          </table:table-cell>
          <table:table-cell table:style-name="ce27" office:value-type="float" office:value="29073272291" calcext:value-type="float">
            <text:p>29.073.272.29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7813690" calcext:value-type="float">
            <text:p>47.813.690 </text:p>
          </table:table-cell>
          <table:table-cell table:style-name="ce18" office:value-type="float" office:value="125200543" calcext:value-type="float">
            <text:p>125.200.543 </text:p>
          </table:table-cell>
          <table:table-cell table:style-name="ce18" office:value-type="float" office:value="198691637" calcext:value-type="float">
            <text:p>198.691.637 </text:p>
          </table:table-cell>
          <table:table-cell table:style-name="ce18" office:value-type="float" office:value="27320256" calcext:value-type="float">
            <text:p>27.320.256 </text:p>
          </table:table-cell>
          <table:table-cell table:style-name="ce18" office:value-type="float" office:value="689306592" calcext:value-type="float">
            <text:p>689.306.592 </text:p>
          </table:table-cell>
          <table:table-cell table:style-name="ce18" office:value-type="float" office:value="519419752" calcext:value-type="float">
            <text:p>519.419.752 </text:p>
          </table:table-cell>
          <table:table-cell table:style-name="ce18" office:value-type="float" office:value="1411375403" calcext:value-type="float">
            <text:p>1.411.375.403 </text:p>
          </table:table-cell>
          <table:table-cell table:style-name="ce18" office:value-type="float" office:value="400477412" calcext:value-type="float">
            <text:p>400.477.412 </text:p>
          </table:table-cell>
          <table:table-cell table:style-name="ce18" office:value-type="float" office:value="402689049" calcext:value-type="float">
            <text:p>402.689.049 </text:p>
          </table:table-cell>
          <table:table-cell table:style-name="ce18" office:value-type="float" office:value="166489119" calcext:value-type="float">
            <text:p>166.489.119 </text:p>
          </table:table-cell>
          <table:table-cell table:style-name="ce18" office:value-type="float" office:value="1886022641" calcext:value-type="float">
            <text:p>1.886.022.641 </text:p>
          </table:table-cell>
          <table:table-cell table:style-name="ce18" office:value-type="float" office:value="235728589" calcext:value-type="float">
            <text:p>235.728.589 </text:p>
          </table:table-cell>
          <table:table-cell table:style-name="ce18" office:value-type="float" office:value="258223658" calcext:value-type="float">
            <text:p>258.223.658 </text:p>
          </table:table-cell>
          <table:table-cell table:style-name="ce18" office:value-type="float" office:value="322171584" calcext:value-type="float">
            <text:p>322.171.584 </text:p>
          </table:table-cell>
          <table:table-cell table:style-name="ce18" office:value-type="float" office:value="178706990" calcext:value-type="float">
            <text:p>178.706.990 </text:p>
          </table:table-cell>
          <table:table-cell table:style-name="ce18" office:value-type="float" office:value="516808957" calcext:value-type="float">
            <text:p>516.808.957 </text:p>
          </table:table-cell>
          <table:table-cell table:style-name="ce18" office:value-type="float" office:value="111068498" calcext:value-type="float">
            <text:p>111.068.498 </text:p>
          </table:table-cell>
          <table:table-cell table:style-name="ce18" office:value-type="float" office:value="1507265421" calcext:value-type="float">
            <text:p>1.507.265.421 </text:p>
          </table:table-cell>
          <table:table-cell table:style-name="ce18" office:value-type="float" office:value="3294613692" calcext:value-type="float">
            <text:p>3.294.613.692 </text:p>
          </table:table-cell>
          <table:table-cell table:style-name="ce18" office:value-type="float" office:value="147999786" calcext:value-type="float">
            <text:p>147.999.786 </text:p>
          </table:table-cell>
          <table:table-cell table:style-name="ce18" office:value-type="float" office:value="92332442" calcext:value-type="float">
            <text:p>92.332.442 </text:p>
          </table:table-cell>
          <table:table-cell table:style-name="ce18" office:value-type="float" office:value="30159424" calcext:value-type="float">
            <text:p>30.159.424 </text:p>
          </table:table-cell>
          <table:table-cell table:style-name="ce18" office:value-type="float" office:value="1721329182" calcext:value-type="float">
            <text:p>1.721.329.182 </text:p>
          </table:table-cell>
          <table:table-cell table:style-name="ce18" office:value-type="float" office:value="1059174224" calcext:value-type="float">
            <text:p>1.059.174.224 </text:p>
          </table:table-cell>
          <table:table-cell table:style-name="ce18" office:value-type="float" office:value="115407884" calcext:value-type="float">
            <text:p>115.407.884 </text:p>
          </table:table-cell>
          <table:table-cell table:style-name="ce18" office:value-type="float" office:value="10596100883" calcext:value-type="float">
            <text:p>10.596.100.883 </text:p>
          </table:table-cell>
          <table:table-cell table:style-name="ce18" office:value-type="float" office:value="54740075" calcext:value-type="float">
            <text:p>54.740.075 </text:p>
          </table:table-cell>
          <table:table-cell table:style-name="ce28" office:value-type="float" office:value="26116637383" calcext:value-type="float">
            <text:p>26.116.637.38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3033561" calcext:value-type="float">
            <text:p>3.033.561 </text:p>
          </table:table-cell>
          <table:table-cell table:style-name="ce18" office:value-type="float" office:value="8276679" calcext:value-type="float">
            <text:p>8.276.679 </text:p>
          </table:table-cell>
          <table:table-cell table:style-name="ce18" office:value-type="float" office:value="22148027" calcext:value-type="float">
            <text:p>22.148.027 </text:p>
          </table:table-cell>
          <table:table-cell table:style-name="ce18" office:value-type="float" office:value="1851236" calcext:value-type="float">
            <text:p>1.851.236 </text:p>
          </table:table-cell>
          <table:table-cell table:style-name="ce18" office:value-type="float" office:value="65380360" calcext:value-type="float">
            <text:p>65.380.360 </text:p>
          </table:table-cell>
          <table:table-cell table:style-name="ce18" office:value-type="float" office:value="58107058" calcext:value-type="float">
            <text:p>58.107.058 </text:p>
          </table:table-cell>
          <table:table-cell table:style-name="ce18" office:value-type="float" office:value="122584971" calcext:value-type="float">
            <text:p>122.584.971 </text:p>
          </table:table-cell>
          <table:table-cell table:style-name="ce18" office:value-type="float" office:value="36949620" calcext:value-type="float">
            <text:p>36.949.620 </text:p>
          </table:table-cell>
          <table:table-cell table:style-name="ce18" office:value-type="float" office:value="37937319" calcext:value-type="float">
            <text:p>37.937.319 </text:p>
          </table:table-cell>
          <table:table-cell table:style-name="ce18" office:value-type="float" office:value="13967127" calcext:value-type="float">
            <text:p>13.967.127 </text:p>
          </table:table-cell>
          <table:table-cell table:style-name="ce18" office:value-type="float" office:value="199974071" calcext:value-type="float">
            <text:p>199.974.071 </text:p>
          </table:table-cell>
          <table:table-cell table:style-name="ce18" office:value-type="float" office:value="19044427" calcext:value-type="float">
            <text:p>19.044.427 </text:p>
          </table:table-cell>
          <table:table-cell table:style-name="ce18" office:value-type="float" office:value="25738598" calcext:value-type="float">
            <text:p>25.738.598 </text:p>
          </table:table-cell>
          <table:table-cell table:style-name="ce18" office:value-type="float" office:value="27748471" calcext:value-type="float">
            <text:p>27.748.471 </text:p>
          </table:table-cell>
          <table:table-cell table:style-name="ce18" office:value-type="float" office:value="12343320" calcext:value-type="float">
            <text:p>12.343.320 </text:p>
          </table:table-cell>
          <table:table-cell table:style-name="ce18" office:value-type="float" office:value="58211967" calcext:value-type="float">
            <text:p>58.211.967 </text:p>
          </table:table-cell>
          <table:table-cell table:style-name="ce18" office:value-type="float" office:value="6835701" calcext:value-type="float">
            <text:p>6.835.701 </text:p>
          </table:table-cell>
          <table:table-cell table:style-name="ce18" office:value-type="float" office:value="169650687" calcext:value-type="float">
            <text:p>169.650.687 </text:p>
          </table:table-cell>
          <table:table-cell table:style-name="ce18" office:value-type="float" office:value="374873585" calcext:value-type="float">
            <text:p>374.873.585 </text:p>
          </table:table-cell>
          <table:table-cell table:style-name="ce18" office:value-type="float" office:value="12751546" calcext:value-type="float">
            <text:p>12.751.546 </text:p>
          </table:table-cell>
          <table:table-cell table:style-name="ce18" office:value-type="float" office:value="7828536" calcext:value-type="float">
            <text:p>7.828.536 </text:p>
          </table:table-cell>
          <table:table-cell table:style-name="ce18" office:value-type="float" office:value="1714921" calcext:value-type="float">
            <text:p>1.714.921 </text:p>
          </table:table-cell>
          <table:table-cell table:style-name="ce18" office:value-type="float" office:value="180807691" calcext:value-type="float">
            <text:p>180.807.691 </text:p>
          </table:table-cell>
          <table:table-cell table:style-name="ce18" office:value-type="float" office:value="117773473" calcext:value-type="float">
            <text:p>117.773.473 </text:p>
          </table:table-cell>
          <table:table-cell table:style-name="ce18" office:value-type="float" office:value="8615911" calcext:value-type="float">
            <text:p>8.615.911 </text:p>
          </table:table-cell>
          <table:table-cell table:style-name="ce18" office:value-type="float" office:value="1358136785" calcext:value-type="float">
            <text:p>1.358.136.785 </text:p>
          </table:table-cell>
          <table:table-cell table:style-name="ce18" office:value-type="float" office:value="4349265" calcext:value-type="float">
            <text:p>4.349.265 </text:p>
          </table:table-cell>
          <table:table-cell table:style-name="ce28" office:value-type="float" office:value="2956634908" calcext:value-type="float">
            <text:p>2.956.634.908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88051592" calcext:value-type="float">
            <text:p>88.051.592 </text:p>
          </table:table-cell>
          <table:table-cell table:style-name="ce16" office:value-type="float" office:value="263381079" calcext:value-type="float">
            <text:p>263.381.079 </text:p>
          </table:table-cell>
          <table:table-cell table:style-name="ce16" office:value-type="float" office:value="1022937536" calcext:value-type="float">
            <text:p>1.022.937.536 </text:p>
          </table:table-cell>
          <table:table-cell table:style-name="ce16" office:value-type="float" office:value="69705331" calcext:value-type="float">
            <text:p>69.705.331 </text:p>
          </table:table-cell>
          <table:table-cell table:style-name="ce16" office:value-type="float" office:value="1916898634" calcext:value-type="float">
            <text:p>1.916.898.634 </text:p>
          </table:table-cell>
          <table:table-cell table:style-name="ce16" office:value-type="float" office:value="1391121678" calcext:value-type="float">
            <text:p>1.391.121.678 </text:p>
          </table:table-cell>
          <table:table-cell table:style-name="ce16" office:value-type="float" office:value="8231684352" calcext:value-type="float">
            <text:p>8.231.684.352 </text:p>
          </table:table-cell>
          <table:table-cell table:style-name="ce16" office:value-type="float" office:value="1544482239" calcext:value-type="float">
            <text:p>1.544.482.239 </text:p>
          </table:table-cell>
          <table:table-cell table:style-name="ce16" office:value-type="float" office:value="1100127848" calcext:value-type="float">
            <text:p>1.100.127.848 </text:p>
          </table:table-cell>
          <table:table-cell table:style-name="ce16" office:value-type="float" office:value="546701243" calcext:value-type="float">
            <text:p>546.701.243 </text:p>
          </table:table-cell>
          <table:table-cell table:style-name="ce16" office:value-type="float" office:value="5375621182" calcext:value-type="float">
            <text:p>5.375.621.182 </text:p>
          </table:table-cell>
          <table:table-cell table:style-name="ce16" office:value-type="float" office:value="578802019" calcext:value-type="float">
            <text:p>578.802.019 </text:p>
          </table:table-cell>
          <table:table-cell table:style-name="ce16" office:value-type="float" office:value="681434121" calcext:value-type="float">
            <text:p>681.434.121 </text:p>
          </table:table-cell>
          <table:table-cell table:style-name="ce16" office:value-type="float" office:value="748784378" calcext:value-type="float">
            <text:p>748.784.378 </text:p>
          </table:table-cell>
          <table:table-cell table:style-name="ce16" office:value-type="float" office:value="415762785" calcext:value-type="float">
            <text:p>415.762.785 </text:p>
          </table:table-cell>
          <table:table-cell table:style-name="ce16" office:value-type="float" office:value="1647096193" calcext:value-type="float">
            <text:p>1.647.096.193 </text:p>
          </table:table-cell>
          <table:table-cell table:style-name="ce16" office:value-type="float" office:value="265059664" calcext:value-type="float">
            <text:p>265.059.664 </text:p>
          </table:table-cell>
          <table:table-cell table:style-name="ce16" office:value-type="float" office:value="4763110403" calcext:value-type="float">
            <text:p>4.763.110.403 </text:p>
          </table:table-cell>
          <table:table-cell table:style-name="ce16" office:value-type="float" office:value="12228888038" calcext:value-type="float">
            <text:p>12.228.888.038 </text:p>
          </table:table-cell>
          <table:table-cell table:style-name="ce16" office:value-type="float" office:value="372535193" calcext:value-type="float">
            <text:p>372.535.193 </text:p>
          </table:table-cell>
          <table:table-cell table:style-name="ce16" office:value-type="float" office:value="218932958" calcext:value-type="float">
            <text:p>218.932.958 </text:p>
          </table:table-cell>
          <table:table-cell table:style-name="ce16" office:value-type="float" office:value="69679024" calcext:value-type="float">
            <text:p>69.679.024 </text:p>
          </table:table-cell>
          <table:table-cell table:style-name="ce16" office:value-type="float" office:value="4776480822" calcext:value-type="float">
            <text:p>4.776.480.822 </text:p>
          </table:table-cell>
          <table:table-cell table:style-name="ce16" office:value-type="float" office:value="3700158810" calcext:value-type="float">
            <text:p>3.700.158.810 </text:p>
          </table:table-cell>
          <table:table-cell table:style-name="ce16" office:value-type="float" office:value="264275179" calcext:value-type="float">
            <text:p>264.275.179 </text:p>
          </table:table-cell>
          <table:table-cell table:style-name="ce16" office:value-type="float" office:value="36274196819" calcext:value-type="float">
            <text:p>36.274.196.819 </text:p>
          </table:table-cell>
          <table:table-cell table:style-name="ce16" office:value-type="float" office:value="143919033" calcext:value-type="float">
            <text:p>143.919.033 </text:p>
          </table:table-cell>
          <table:table-cell table:style-name="ce26" office:value-type="float" office:value="88699828154" calcext:value-type="float">
            <text:p>88.699.828.154 </text:p>
          </table:table-cell>
          <table:table-cell table:number-columns-repeated="995"/>
        </table:table-row>
        <table:table-row table:style-name="ro10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535877" calcext:value-type="float">
            <text:p>535.877 </text:p>
          </table:table-cell>
          <table:table-cell table:style-name="ce15" office:value-type="float" office:value="3770653" calcext:value-type="float">
            <text:p>3.770.653 </text:p>
          </table:table-cell>
          <table:table-cell table:style-name="ce15" office:value-type="float" office:value="6466285" calcext:value-type="float">
            <text:p>6.466.285 </text:p>
          </table:table-cell>
          <table:table-cell table:style-name="ce15" office:value-type="float" office:value="361220" calcext:value-type="float">
            <text:p>361.220 </text:p>
          </table:table-cell>
          <table:table-cell table:style-name="ce15" office:value-type="float" office:value="14039495" calcext:value-type="float">
            <text:p>14.039.495 </text:p>
          </table:table-cell>
          <table:table-cell table:style-name="ce15" office:value-type="float" office:value="8884090" calcext:value-type="float">
            <text:p>8.884.090 </text:p>
          </table:table-cell>
          <table:table-cell table:style-name="ce15" office:value-type="float" office:value="20737421" calcext:value-type="float">
            <text:p>20.737.421 </text:p>
          </table:table-cell>
          <table:table-cell table:style-name="ce15" office:value-type="float" office:value="7593887" calcext:value-type="float">
            <text:p>7.593.887 </text:p>
          </table:table-cell>
          <table:table-cell table:style-name="ce15" office:value-type="float" office:value="12844720" calcext:value-type="float">
            <text:p>12.844.720 </text:p>
          </table:table-cell>
          <table:table-cell table:style-name="ce15" office:value-type="float" office:value="6528037" calcext:value-type="float">
            <text:p>6.528.037 </text:p>
          </table:table-cell>
          <table:table-cell table:style-name="ce15" office:value-type="float" office:value="38326175" calcext:value-type="float">
            <text:p>38.326.175 </text:p>
          </table:table-cell>
          <table:table-cell table:style-name="ce15" office:value-type="float" office:value="5659323" calcext:value-type="float">
            <text:p>5.659.323 </text:p>
          </table:table-cell>
          <table:table-cell table:style-name="ce15" office:value-type="float" office:value="10391693" calcext:value-type="float">
            <text:p>10.391.693 </text:p>
          </table:table-cell>
          <table:table-cell table:style-name="ce15" office:value-type="float" office:value="5530936" calcext:value-type="float">
            <text:p>5.530.936 </text:p>
          </table:table-cell>
          <table:table-cell table:style-name="ce15" office:value-type="float" office:value="4717738" calcext:value-type="float">
            <text:p>4.717.738 </text:p>
          </table:table-cell>
          <table:table-cell table:style-name="ce15" office:value-type="float" office:value="38346844" calcext:value-type="float">
            <text:p>38.346.844 </text:p>
          </table:table-cell>
          <table:table-cell table:style-name="ce15" office:value-type="float" office:value="3165352" calcext:value-type="float">
            <text:p>3.165.352 </text:p>
          </table:table-cell>
          <table:table-cell table:style-name="ce15" office:value-type="float" office:value="17955863" calcext:value-type="float">
            <text:p>17.955.863 </text:p>
          </table:table-cell>
          <table:table-cell table:style-name="ce15" office:value-type="float" office:value="1648248583" calcext:value-type="float">
            <text:p>1.648.248.583 </text:p>
          </table:table-cell>
          <table:table-cell table:style-name="ce15" office:value-type="float" office:value="2700400" calcext:value-type="float">
            <text:p>2.700.400 </text:p>
          </table:table-cell>
          <table:table-cell table:style-name="ce15" office:value-type="float" office:value="1634899" calcext:value-type="float">
            <text:p>1.634.899 </text:p>
          </table:table-cell>
          <table:table-cell table:style-name="ce15" office:value-type="float" office:value="481570" calcext:value-type="float">
            <text:p>481.570 </text:p>
          </table:table-cell>
          <table:table-cell table:style-name="ce15" office:value-type="float" office:value="26868228" calcext:value-type="float">
            <text:p>26.868.228 </text:p>
          </table:table-cell>
          <table:table-cell table:style-name="ce15" office:value-type="float" office:value="19559298" calcext:value-type="float">
            <text:p>19.559.298 </text:p>
          </table:table-cell>
          <table:table-cell table:style-name="ce15" office:value-type="float" office:value="6328755" calcext:value-type="float">
            <text:p>6.328.755 </text:p>
          </table:table-cell>
          <table:table-cell table:style-name="ce15" office:value-type="float" office:value="109351558" calcext:value-type="float">
            <text:p>109.351.558 </text:p>
          </table:table-cell>
          <table:table-cell table:style-name="ce15" office:value-type="float" office:value="1565985" calcext:value-type="float">
            <text:p>1.565.985 </text:p>
          </table:table-cell>
          <table:table-cell table:style-name="ce25" office:value-type="float" office:value="2022594883" calcext:value-type="float">
            <text:p>2.022.594.883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88587469" calcext:value-type="float">
            <text:p>88.587.469 </text:p>
          </table:table-cell>
          <table:table-cell table:style-name="ce16" office:value-type="float" office:value="267151732" calcext:value-type="float">
            <text:p>267.151.732 </text:p>
          </table:table-cell>
          <table:table-cell table:style-name="ce16" office:value-type="float" office:value="1029403821" calcext:value-type="float">
            <text:p>1.029.403.821 </text:p>
          </table:table-cell>
          <table:table-cell table:style-name="ce16" office:value-type="float" office:value="70066551" calcext:value-type="float">
            <text:p>70.066.551 </text:p>
          </table:table-cell>
          <table:table-cell table:style-name="ce16" office:value-type="float" office:value="1930938129" calcext:value-type="float">
            <text:p>1.930.938.129 </text:p>
          </table:table-cell>
          <table:table-cell table:style-name="ce16" office:value-type="float" office:value="1400005768" calcext:value-type="float">
            <text:p>1.400.005.768 </text:p>
          </table:table-cell>
          <table:table-cell table:style-name="ce16" office:value-type="float" office:value="8252421774" calcext:value-type="float">
            <text:p>8.252.421.774 </text:p>
          </table:table-cell>
          <table:table-cell table:style-name="ce16" office:value-type="float" office:value="1552076126" calcext:value-type="float">
            <text:p>1.552.076.126 </text:p>
          </table:table-cell>
          <table:table-cell table:style-name="ce16" office:value-type="float" office:value="1112972568" calcext:value-type="float">
            <text:p>1.112.972.568 </text:p>
          </table:table-cell>
          <table:table-cell table:style-name="ce16" office:value-type="float" office:value="553229279" calcext:value-type="float">
            <text:p>553.229.279 </text:p>
          </table:table-cell>
          <table:table-cell table:style-name="ce16" office:value-type="float" office:value="5413947358" calcext:value-type="float">
            <text:p>5.413.947.358 </text:p>
          </table:table-cell>
          <table:table-cell table:style-name="ce16" office:value-type="float" office:value="584461342" calcext:value-type="float">
            <text:p>584.461.342 </text:p>
          </table:table-cell>
          <table:table-cell table:style-name="ce16" office:value-type="float" office:value="691825813" calcext:value-type="float">
            <text:p>691.825.813 </text:p>
          </table:table-cell>
          <table:table-cell table:style-name="ce16" office:value-type="float" office:value="754315314" calcext:value-type="float">
            <text:p>754.315.314 </text:p>
          </table:table-cell>
          <table:table-cell table:style-name="ce16" office:value-type="float" office:value="420480523" calcext:value-type="float">
            <text:p>420.480.523 </text:p>
          </table:table-cell>
          <table:table-cell table:style-name="ce16" office:value-type="float" office:value="1685443037" calcext:value-type="float">
            <text:p>1.685.443.037 </text:p>
          </table:table-cell>
          <table:table-cell table:style-name="ce16" office:value-type="float" office:value="268225016" calcext:value-type="float">
            <text:p>268.225.016 </text:p>
          </table:table-cell>
          <table:table-cell table:style-name="ce16" office:value-type="float" office:value="4781066266" calcext:value-type="float">
            <text:p>4.781.066.266 </text:p>
          </table:table-cell>
          <table:table-cell table:style-name="ce16" office:value-type="float" office:value="13877136622" calcext:value-type="float">
            <text:p>13.877.136.622 </text:p>
          </table:table-cell>
          <table:table-cell table:style-name="ce16" office:value-type="float" office:value="375235594" calcext:value-type="float">
            <text:p>375.235.594 </text:p>
          </table:table-cell>
          <table:table-cell table:style-name="ce16" office:value-type="float" office:value="220567857" calcext:value-type="float">
            <text:p>220.567.857 </text:p>
          </table:table-cell>
          <table:table-cell table:style-name="ce16" office:value-type="float" office:value="70160594" calcext:value-type="float">
            <text:p>70.160.594 </text:p>
          </table:table-cell>
          <table:table-cell table:style-name="ce16" office:value-type="float" office:value="4803349050" calcext:value-type="float">
            <text:p>4.803.349.050 </text:p>
          </table:table-cell>
          <table:table-cell table:style-name="ce16" office:value-type="float" office:value="3719718107" calcext:value-type="float">
            <text:p>3.719.718.107 </text:p>
          </table:table-cell>
          <table:table-cell table:style-name="ce16" office:value-type="float" office:value="270603934" calcext:value-type="float">
            <text:p>270.603.934 </text:p>
          </table:table-cell>
          <table:table-cell table:style-name="ce16" office:value-type="float" office:value="36383548376" calcext:value-type="float">
            <text:p>36.383.548.376 </text:p>
          </table:table-cell>
          <table:table-cell table:style-name="ce16" office:value-type="float" office:value="145485018" calcext:value-type="float">
            <text:p>145.485.018 </text:p>
          </table:table-cell>
          <table:table-cell table:style-name="ce26" office:value-type="float" office:value="90722423037" calcext:value-type="float">
            <text:p>90.722.423.037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000-00-00T00:00:02.0465484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10-29T12:03:43.369000000</dc:date>
    <meta:print-date>2011-05-12T16:46:54</meta:print-date>
    <meta:generator>LibreOffice/4.1.3.2$Windows_x86 LibreOffice_project/70feb7d99726f064edab4605a8ab840c50ec57a</meta:generator>
    <meta:editing-duration>PT1H21M27S</meta:editing-duration>
    <meta:editing-cycles>42</meta:editing-cycles>
    <meta:document-statistic meta:table-count="1" meta:cell-count="1192" meta:object-count="2"/>
  </office:meta>
</office:document-meta>
</file>